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542in" fo:margin-left="0in" fo:margin-top="0in" fo:margin-bottom="0in" table:align="left"/>
    </style:style>
    <style:style style:name="Table1.A" style:family="table-column">
      <style:table-column-properties style:column-width="1.3431in"/>
    </style:style>
    <style:style style:name="Table1.B" style:family="table-column">
      <style:table-column-properties style:column-width="1.6563in"/>
    </style:style>
    <style:style style:name="Table1.C" style:family="table-column">
      <style:table-column-properties style:column-width="1.4271in"/>
    </style:style>
    <style:style style:name="Table1.D" style:family="table-column">
      <style:table-column-properties style:column-width="2.4271in"/>
    </style:style>
    <style:style style:name="Table1.1" style:family="table-row">
      <style:table-row-properties style:min-row-height="0.5556in" fo:keep-together="auto"/>
    </style:style>
    <style:style style:name="Table1.A1" style:family="table-cell">
      <style:table-cell-properties style:vertical-align="" fo:background-color="#cccccc" fo:padding="0.0694in" fo:border="0.5pt solid #000000">
        <style:background-image/>
      </style:table-cell-properties>
    </style:style>
    <style:style style:name="Table1.2" style:family="table-row">
      <style:table-row-properties style:min-row-height="0.3576in" fo:keep-together="auto"/>
    </style:style>
    <style:style style:name="Table1.A2" style:family="table-cell">
      <style:table-cell-properties style:vertical-align="" fo:padding="0.0694in" fo:border="0.5pt solid #000000"/>
    </style:style>
    <style:style style:name="Table1.B2" style:family="table-cell">
      <style:table-cell-properties style:vertical-align="" fo:padding="0.0694in" fo:border="0.5pt solid #000000"/>
    </style:style>
    <style:style style:name="Table1.C2" style:family="table-cell">
      <style:table-cell-properties style:vertical-align="" fo:padding="0.0694in" fo:border="0.5pt solid #000000"/>
    </style:style>
    <style:style style:name="Table1.D2" style:family="table-cell">
      <style:table-cell-properties style:vertical-align="" fo:padding="0.0694in" fo:border="0.5pt solid #000000"/>
    </style:style>
    <style:style style:name="Table1.A3" style:family="table-cell">
      <style:table-cell-properties style:vertical-align="" fo:padding="0.0694in" fo:border="0.5pt solid #000000"/>
    </style:style>
    <style:style style:name="Table1.B3" style:family="table-cell">
      <style:table-cell-properties style:vertical-align="" fo:padding="0.0694in" fo:border="0.5pt solid #000000"/>
    </style:style>
    <style:style style:name="Table1.C3" style:family="table-cell">
      <style:table-cell-properties style:vertical-align="" fo:padding="0.0694in" fo:border="0.5pt solid #000000"/>
    </style:style>
    <style:style style:name="Table1.D3" style:family="table-cell">
      <style:table-cell-properties style:vertical-align="" fo:padding="0.0694in" fo:border="0.5pt solid #000000"/>
    </style:style>
    <style:style style:name="Table1.A4" style:family="table-cell">
      <style:table-cell-properties style:vertical-align="" fo:padding="0.0694in" fo:border="0.5pt solid #000000"/>
    </style:style>
    <style:style style:name="Table1.B4" style:family="table-cell">
      <style:table-cell-properties style:vertical-align="" fo:padding="0.0694in" fo:border="0.5pt solid #000000"/>
    </style:style>
    <style:style style:name="Table1.C4" style:family="table-cell">
      <style:table-cell-properties style:vertical-align="" fo:padding="0.0694in" fo:border="0.5pt solid #000000"/>
    </style:style>
    <style:style style:name="Table1.D4" style:family="table-cell">
      <style:table-cell-properties style:vertical-align="" fo:padding="0.0694in" fo:border="0.5pt solid #000000"/>
    </style:style>
    <style:style style:name="Table1.A5" style:family="table-cell">
      <style:table-cell-properties style:vertical-align="" fo:padding="0.0694in" fo:border="0.5pt solid #000000"/>
    </style:style>
    <style:style style:name="Table1.B5" style:family="table-cell">
      <style:table-cell-properties style:vertical-align="" fo:padding="0.0694in" fo:border="0.5pt solid #000000"/>
    </style:style>
    <style:style style:name="Table1.C5" style:family="table-cell">
      <style:table-cell-properties style:vertical-align="" fo:padding="0.0694in" fo:border="0.5pt solid #000000"/>
    </style:style>
    <style:style style:name="Table1.D5" style:family="table-cell">
      <style:table-cell-properties style:vertical-align="" fo:padding="0.0694in" fo:border="0.5pt solid #000000"/>
    </style:style>
    <style:style style:name="Table1.A6" style:family="table-cell">
      <style:table-cell-properties style:vertical-align="" fo:padding="0.0694in" fo:border="0.5pt solid #000000"/>
    </style:style>
    <style:style style:name="Table1.B6" style:family="table-cell">
      <style:table-cell-properties style:vertical-align="" fo:padding="0.0694in" fo:border="0.5pt solid #000000"/>
    </style:style>
    <style:style style:name="Table1.C6" style:family="table-cell">
      <style:table-cell-properties style:vertical-align="" fo:padding="0.0694in" fo:border="0.5pt solid #000000"/>
    </style:style>
    <style:style style:name="Table1.D6" style:family="table-cell">
      <style:table-cell-properties style:vertical-align="" fo:padding="0.0694in" fo:border="0.5pt solid #000000"/>
    </style:style>
    <style:style style:name="Table1.7" style:family="table-row">
      <style:table-row-properties style:min-row-height="0.4063in" fo:keep-together="auto"/>
    </style:style>
    <style:style style:name="Table1.A7" style:family="table-cell">
      <style:table-cell-properties style:vertical-align="" fo:padding="0.0694in" fo:border="0.5pt solid #000000"/>
    </style:style>
    <style:style style:name="Table1.B7" style:family="table-cell">
      <style:table-cell-properties style:vertical-align="" fo:padding="0.0694in" fo:border="0.5pt solid #000000"/>
    </style:style>
    <style:style style:name="Table1.C7" style:family="table-cell">
      <style:table-cell-properties style:vertical-align="" fo:padding="0.0694in" fo:border="0.5pt solid #000000"/>
    </style:style>
    <style:style style:name="Table1.D7" style:family="table-cell">
      <style:table-cell-properties style:vertical-align="" fo:padding="0.0694in" fo:border="0.5pt solid #000000"/>
    </style:style>
    <style:style style:name="Table2" style:family="table">
      <style:table-properties style:width="6.5833in" fo:margin-left="0in" fo:margin-top="0in" fo:margin-bottom="0in" table:align="left"/>
    </style:style>
    <style:style style:name="Table2.A" style:family="table-column">
      <style:table-column-properties style:column-width="1.0514in"/>
    </style:style>
    <style:style style:name="Table2.B" style:family="table-column">
      <style:table-column-properties style:column-width="1.5944in"/>
    </style:style>
    <style:style style:name="Table2.C" style:family="table-column">
      <style:table-column-properties style:column-width="1.0729in"/>
    </style:style>
    <style:style style:name="Table2.D" style:family="table-column">
      <style:table-column-properties style:column-width="1.4271in"/>
    </style:style>
    <style:style style:name="Table2.E" style:family="table-column">
      <style:table-column-properties style:column-width="1.4375in"/>
    </style:style>
    <style:style style:name="Table2.1" style:family="table-row">
      <style:table-row-properties style:min-row-height="0.4167in" fo:keep-together="auto"/>
    </style:style>
    <style:style style:name="Table2.A1" style:family="table-cell">
      <style:table-cell-properties style:vertical-align="" fo:background-color="#cccccc" fo:padding="0.0694in" fo:border="0.5pt solid #000000">
        <style:background-image/>
      </style:table-cell-properties>
    </style:style>
    <style:style style:name="Table2.2" style:family="table-row">
      <style:table-row-properties style:min-row-height="0.5556in" fo:keep-together="auto"/>
    </style:style>
    <style:style style:name="Table2.A2" style:family="table-cell">
      <style:table-cell-properties style:vertical-align="" fo:padding="0.0694in" fo:border="0.5pt solid #000000"/>
    </style:style>
    <style:style style:name="Table2.B2" style:family="table-cell">
      <style:table-cell-properties style:vertical-align="" fo:padding="0.0694in" fo:border="0.5pt solid #000000"/>
    </style:style>
    <style:style style:name="Table2.C2" style:family="table-cell">
      <style:table-cell-properties style:vertical-align="" fo:padding="0.0694in" fo:border="0.5pt solid #000000"/>
    </style:style>
    <style:style style:name="Table2.D2" style:family="table-cell">
      <style:table-cell-properties style:vertical-align="" fo:padding="0.0694in" fo:border="0.5pt solid #000000"/>
    </style:style>
    <style:style style:name="Table2.E2" style:family="table-cell">
      <style:table-cell-properties style:vertical-align="" fo:padding="0.0694in" fo:border="0.5pt solid #000000"/>
    </style:style>
    <style:style style:name="Table2.A3" style:family="table-cell">
      <style:table-cell-properties style:vertical-align="" fo:padding="0.0694in" fo:border="0.5pt solid #000000"/>
    </style:style>
    <style:style style:name="Table2.B3" style:family="table-cell">
      <style:table-cell-properties style:vertical-align="" fo:padding="0.0694in" fo:border="0.5pt solid #000000"/>
    </style:style>
    <style:style style:name="Table2.C3" style:family="table-cell">
      <style:table-cell-properties style:vertical-align="" fo:padding="0.0694in" fo:border="0.5pt solid #000000"/>
    </style:style>
    <style:style style:name="Table2.D3" style:family="table-cell">
      <style:table-cell-properties style:vertical-align="" fo:padding="0.0694in" fo:border="0.5pt solid #000000"/>
    </style:style>
    <style:style style:name="Table2.E3" style:family="table-cell">
      <style:table-cell-properties style:vertical-align="" fo:padding="0.0694in" fo:border="0.5pt solid #000000"/>
    </style:style>
    <style:style style:name="Table2.A4" style:family="table-cell">
      <style:table-cell-properties style:vertical-align="" fo:padding="0.0694in" fo:border="0.5pt solid #000000"/>
    </style:style>
    <style:style style:name="Table2.B4" style:family="table-cell">
      <style:table-cell-properties style:vertical-align="" fo:padding="0.0694in" fo:border="0.5pt solid #000000"/>
    </style:style>
    <style:style style:name="Table2.C4" style:family="table-cell">
      <style:table-cell-properties style:vertical-align="" fo:padding="0.0694in" fo:border="0.5pt solid #000000"/>
    </style:style>
    <style:style style:name="Table2.D4" style:family="table-cell">
      <style:table-cell-properties style:vertical-align="" fo:padding="0.0694in" fo:border="0.5pt solid #000000"/>
    </style:style>
    <style:style style:name="Table2.E4" style:family="table-cell">
      <style:table-cell-properties style:vertical-align="" fo:padding="0.0694in" fo:border="0.5pt solid #000000"/>
    </style:style>
    <style:style style:name="Table2.A5" style:family="table-cell">
      <style:table-cell-properties style:vertical-align="" fo:padding="0.0694in" fo:border="0.5pt solid #000000"/>
    </style:style>
    <style:style style:name="Table2.B5" style:family="table-cell">
      <style:table-cell-properties style:vertical-align="" fo:padding="0.0694in" fo:border="0.5pt solid #000000"/>
    </style:style>
    <style:style style:name="Table2.C5" style:family="table-cell">
      <style:table-cell-properties style:vertical-align="" fo:padding="0.0694in" fo:border="0.5pt solid #000000"/>
    </style:style>
    <style:style style:name="Table2.D5" style:family="table-cell">
      <style:table-cell-properties style:vertical-align="" fo:padding="0.0694in" fo:border="0.5pt solid #000000"/>
    </style:style>
    <style:style style:name="Table2.E5" style:family="table-cell">
      <style:table-cell-properties style:vertical-align="" fo:padding="0.0694in" fo:border="0.5pt solid #000000"/>
    </style:style>
    <style:style style:name="Table2.A6" style:family="table-cell">
      <style:table-cell-properties style:vertical-align="" fo:padding="0.0694in" fo:border="0.5pt solid #000000"/>
    </style:style>
    <style:style style:name="Table2.B6" style:family="table-cell">
      <style:table-cell-properties style:vertical-align="" fo:padding="0.0694in" fo:border="0.5pt solid #000000"/>
    </style:style>
    <style:style style:name="Table2.C6" style:family="table-cell">
      <style:table-cell-properties style:vertical-align="" fo:padding="0.0694in" fo:border="0.5pt solid #000000"/>
    </style:style>
    <style:style style:name="Table2.D6" style:family="table-cell">
      <style:table-cell-properties style:vertical-align="" fo:padding="0.0694in" fo:border="0.5pt solid #000000"/>
    </style:style>
    <style:style style:name="Table2.E6" style:family="table-cell">
      <style:table-cell-properties style:vertical-align="" fo:padding="0.0694in" fo:border="0.5pt solid #000000"/>
    </style:style>
    <style:style style:name="Table2.A7" style:family="table-cell">
      <style:table-cell-properties style:vertical-align="" fo:padding="0.0694in" fo:border="0.5pt solid #000000"/>
    </style:style>
    <style:style style:name="Table2.B7" style:family="table-cell">
      <style:table-cell-properties style:vertical-align="" fo:padding="0.0694in" fo:border="0.5pt solid #000000"/>
    </style:style>
    <style:style style:name="Table2.C7" style:family="table-cell">
      <style:table-cell-properties style:vertical-align="" fo:padding="0.0694in" fo:border="0.5pt solid #000000"/>
    </style:style>
    <style:style style:name="Table2.D7" style:family="table-cell">
      <style:table-cell-properties style:vertical-align="" fo:padding="0.0694in" fo:border="0.5pt solid #000000"/>
    </style:style>
    <style:style style:name="Table2.E7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margin-top="0.25in" fo:margin-bottom="0.0555in" loext:contextual-spacing="false" fo:line-height="100%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11">
      <style:paragraph-properties fo:margin-left="0.5in" fo:margin-right="0in" fo:margin-top="0.25in" fo:margin-bottom="0in" loext:contextual-spacing="false" fo:line-height="100%" fo:text-indent="-0.25in" style:auto-text-indent="false" fo:keep-with-next="auto"/>
    </style:style>
    <style:style style:name="P26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27" style:family="paragraph" style:parent-style-name="Standard" style:list-style-name="WWNum37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28" style:family="paragraph" style:parent-style-name="Standard" style:list-style-name="WWNum41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2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0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1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3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4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7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8" style:family="paragraph" style:parent-style-name="Standard" style:list-style-name="WWNum37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59" style:family="paragraph" style:parent-style-name="Standard" style:list-style-name="WWNum17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0" style:family="paragraph" style:parent-style-name="Standard" style:list-style-name="WWNum41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1" style:family="paragraph" style:parent-style-name="Standard" style:list-style-name="WWNum9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2" style:family="paragraph" style:parent-style-name="Standard" style:list-style-name="WWNum39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3" style:family="paragraph" style:parent-style-name="Standard" style:list-style-name="WWNum36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4" style:family="paragraph" style:parent-style-name="Standard" style:list-style-name="WWNum20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5" style:family="paragraph" style:parent-style-name="Standard" style:list-style-name="WWNum26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4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0" style:family="paragraph" style:parent-style-name="Standard" style:list-style-name="WWNum3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4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5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4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6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7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8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9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0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1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3" style:family="paragraph" style:parent-style-name="Standard" style:list-style-name="WWNum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4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5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7" style:family="paragraph" style:parent-style-name="Standard" style:list-style-name="WWNum4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8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9" style:family="paragraph" style:parent-style-name="Standard" style:list-style-name="WWNum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0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2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3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4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5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7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8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9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0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1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3" style:family="paragraph" style:parent-style-name="Standard" style:list-style-name="WWNum1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4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5" style:family="paragraph" style:parent-style-name="Standard" style:list-style-name="WWNum33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6" style:family="paragraph" style:parent-style-name="Standard" style:list-style-name="WWNum37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7" style:family="paragraph" style:parent-style-name="Standard" style:list-style-name="WWNum17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8" style:family="paragraph" style:parent-style-name="Standard" style:list-style-name="WWNum41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9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30" style:family="paragraph" style:parent-style-name="Standard" style:list-style-name="WWNum39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31" style:family="paragraph" style:parent-style-name="Standard" style:list-style-name="WWNum27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32" style:family="paragraph" style:parent-style-name="Standard" style:list-style-name="WWNum20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33" style:family="paragraph" style:parent-style-name="Standard" style:list-style-name="WWNum26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34" style:family="paragraph" style:parent-style-name="Standard" style:list-style-name="WWNum3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5" style:family="paragraph" style:parent-style-name="Standard" style:list-style-name="WWNum3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6" style:family="paragraph" style:parent-style-name="Standard" style:list-style-name="WWNum3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7" style:family="paragraph" style:parent-style-name="Standard" style:list-style-name="WWNum33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8" style:family="paragraph" style:parent-style-name="Standard" style:list-style-name="WWNum37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9" style:family="paragraph" style:parent-style-name="Standard" style:list-style-name="WWNum17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0" style:family="paragraph" style:parent-style-name="Standard" style:list-style-name="WWNum41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1" style:family="paragraph" style:parent-style-name="Standard" style:list-style-name="WWNum9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2" style:family="paragraph" style:parent-style-name="Standard" style:list-style-name="WWNum39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3" style:family="paragraph" style:parent-style-name="Standard" style:list-style-name="WWNum27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4" style:family="paragraph" style:parent-style-name="Standard" style:list-style-name="WWNum20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5" style:family="paragraph" style:parent-style-name="Standard" style:list-style-name="WWNum26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6" style:family="paragraph" style:parent-style-name="Standard" style:list-style-name="WWNum3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7" style:family="paragraph" style:parent-style-name="Standard" style:list-style-name="WWNum3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8" style:family="paragraph" style:parent-style-name="Standard" style:list-style-name="WWNum11">
      <style:paragraph-properties fo:margin-left="1.5in" fo:margin-right="0in" fo:margin-top="0in" fo:margin-bottom="0in" loext:contextual-spacing="false" fo:line-height="100%" fo:text-indent="-0.25in" style:auto-text-indent="false" fo:keep-with-next="auto"/>
    </style:style>
    <style:style style:name="P149" style:family="paragraph" style:parent-style-name="Standard" style:list-style-name="WWNum11">
      <style:paragraph-properties fo:margin-left="2in" fo:margin-right="0in" fo:margin-top="0in" fo:margin-bottom="0in" loext:contextual-spacing="false" fo:line-height="100%" fo:text-indent="-0.25in" style:auto-text-indent="false" fo:keep-with-next="auto"/>
    </style:style>
    <style:style style:name="P150" style:family="paragraph" style:parent-style-name="Standard" style:list-style-name="WWNum11">
      <style:paragraph-properties fo:margin-left="2in" fo:margin-right="0in" fo:margin-top="0in" fo:margin-bottom="0.0555in" loext:contextual-spacing="false" fo:line-height="100%" fo:text-indent="-0.25in" style:auto-text-indent="false" fo:keep-with-next="auto"/>
    </style:style>
    <style:style style:name="P151" style:family="paragraph" style:parent-style-name="Standard">
      <style:paragraph-properties fo:margin-top="0.1665in" fo:margin-bottom="0.1665in" loext:contextual-spacing="false" fo:line-height="100%"/>
    </style:style>
    <style:style style:name="P152" style:family="paragraph" style:parent-style-name="Standard" style:list-style-name="WWNum33">
      <style:paragraph-properties fo:margin-left="0in" fo:margin-right="0in" fo:margin-top="0.1945in" fo:margin-bottom="0in" loext:contextual-spacing="false" fo:line-height="100%" fo:text-indent="0.25in" style:auto-text-indent="false" fo:keep-with-next="auto"/>
    </style:style>
    <style:style style:name="P153" style:family="paragraph" style:parent-style-name="Standard" style:list-style-name="WWNum27">
      <style:paragraph-properties fo:margin-left="0in" fo:margin-right="0in" fo:margin-top="0.1945in" fo:margin-bottom="0in" loext:contextual-spacing="false" fo:line-height="100%" fo:text-indent="0.25in" style:auto-text-indent="false" fo:keep-with-next="auto"/>
    </style:style>
    <style:style style:name="P154" style:family="paragraph" style:parent-style-name="Standard" style:list-style-name="WWNum33">
      <style:paragraph-properties fo:margin-left="0in" fo:margin-right="0in" fo:margin-top="0in" fo:margin-bottom="0in" loext:contextual-spacing="false" fo:line-height="100%" fo:text-indent="0.25in" style:auto-text-indent="false" fo:keep-with-next="auto"/>
    </style:style>
    <style:style style:name="P155" style:family="paragraph" style:parent-style-name="Standard">
      <style:paragraph-properties fo:margin-top="0.1945in" fo:margin-bottom="0.0555in" loext:contextual-spacing="false" fo:line-height="100%" fo:keep-with-next="auto"/>
    </style:style>
    <style:style style:name="P156" style:family="paragraph" style:parent-style-name="Heading_20_2">
      <style:paragraph-properties fo:text-align="justify" style:justify-single-word="false"/>
    </style:style>
    <style:style style:name="P157" style:family="paragraph" style:parent-style-name="Heading_20_2">
      <style:paragraph-properties fo:margin-top="0.25in" fo:margin-bottom="0.0555in" loext:contextual-spacing="false" fo:line-height="100%" fo:text-align="justify" style:justify-single-word="false"/>
    </style:style>
    <style:style style:name="P158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59" style:family="paragraph" style:parent-style-name="Heading_20_1">
      <style:paragraph-properties fo:margin-top="0.1665in" fo:margin-bottom="0.1665in" loext:contextual-spacing="false" fo:line-height="100%" fo:text-align="justify" style:justify-single-word="false"/>
    </style:style>
    <style:style style:name="P16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/>
    </style:style>
    <style:style style:name="T19" style:family="text">
      <style:text-properties fo:color="#000000" style:font-name="Calibri" fo:font-weight="bold" style:font-name-asian="Calibri1" style:font-weight-asian="bold" style:font-name-complex="Calibri1"/>
    </style:style>
    <style:style style:name="T20" style:family="text">
      <style:text-properties fo:font-size="11pt" fo:font-weight="bold" style:font-size-asian="11pt" style:font-weight-asian="bold" style:font-size-complex="11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9pt" fo:font-weight="bold" style:font-size-asian="9pt" style:font-weight-asian="bold" style:font-size-complex="9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0"><text:bookmark text:name="_aczyuw2yex2w"/><text:span text:style-name="T1">Desarrollo de Interfaces</text:span><text:span text:style-name="T2"><text:line-break/></text:span><text:span text:style-name="T3">Unidad 01. Planificación de interfaces gráficas</text:span></text:p>
      <text:p text:style-name="P1"><draw:frame draw:style-name="fr1" draw:name="image5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3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6"/>
      <text:p text:style-name="P11"><text:span text:style-name="T8"><text:s/>📖 </text:span><text:span text:style-name="T9">Importante</text:span></text:p>
      <text:p text:style-name="P12"/>
      <text:p text:style-name="P11"><text:soft-page-break/><text:span text:style-name="T8"><text:s/>❕ </text:span><text:span text:style-name="T9">Atención</text:span></text:p>
      <text:p text:style-name="P12"><text:s/></text:p>
      <text:p text:style-name="P11"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4i7dfnou906" text:style-name="Index_20_Link" text:visited-style-name="Index_20_Link"><text:span text:style-name="T13">1. Introducción y contexto profesional<text:tab/>4</text:span></text:a></text:p>
          <text:p text:style-name="P16"><text:a xlink:type="simple" xlink:href="#_1596gf3tax9d" text:style-name="Index_20_Link" text:visited-style-name="Index_20_Link"><text:span text:style-name="T13">2. Tipos de interfaces gráficas<text:tab/>5</text:span></text:a></text:p>
          <text:p text:style-name="P18"><text:a xlink:type="simple" xlink:href="#_3lrv16ho4usb" text:style-name="Index_20_Link" text:visited-style-name="Index_20_Link"><text:span text:style-name="T14">2.1 Interfaces de escritorio (Windows, MacOS, Linux)<text:tab/>5</text:span></text:a></text:p>
          <text:p text:style-name="P18"><text:a xlink:type="simple" xlink:href="#_q1iotq609qwj" text:style-name="Index_20_Link" text:visited-style-name="Index_20_Link"><text:span text:style-name="T14">2.2 Interfaces móviles (Android, iOS)<text:tab/>6</text:span></text:a></text:p>
          <text:p text:style-name="P18"><text:a xlink:type="simple" xlink:href="#_p8qeoodjcx0o" text:style-name="Index_20_Link" text:visited-style-name="Index_20_Link"><text:span text:style-name="T14">2.3 Interfaces híbridas (app multiplataforma)<text:tab/>6</text:span></text:a></text:p>
          <text:p text:style-name="P18"><text:a xlink:type="simple" xlink:href="#_5tqtj0qc8iqp" text:style-name="Index_20_Link" text:visited-style-name="Index_20_Link"><text:span text:style-name="T14">2.4 Realidad Aumentada (AR) y Realidad Virtual (VR)<text:tab/>6</text:span></text:a></text:p>
          <text:p text:style-name="P18"><text:a xlink:type="simple" xlink:href="#_gn0zgpucdv3w" text:style-name="Index_20_Link" text:visited-style-name="Index_20_Link"><text:span text:style-name="T14">2.5 Interfaces gestuales (Kinect, sensores)<text:tab/>6</text:span></text:a></text:p>
          <text:p text:style-name="P18"><text:a xlink:type="simple" xlink:href="#_mmb9tjddcdfa" text:style-name="Index_20_Link" text:visited-style-name="Index_20_Link"><text:span text:style-name="T14">2.6 Interfaces por voz (asistentes personales: Siri, Alexa…)<text:tab/>7</text:span></text:a></text:p>
          <text:p text:style-name="P18"><text:a xlink:type="simple" xlink:href="#_ni30cs7hkbli" text:style-name="Index_20_Link" text:visited-style-name="Index_20_Link"><text:span text:style-name="T16">2.7 Resumen de los distintos tipos de interfaces<text:tab/>7</text:span></text:a></text:p>
          <text:p text:style-name="P16"><text:a xlink:type="simple" xlink:href="#_iypthe1ocaiy" text:style-name="Index_20_Link" text:visited-style-name="Index_20_Link"><text:span text:style-name="T13">3. Usabilidad y experiencia de usuario<text:tab/>7</text:span></text:a></text:p>
          <text:p text:style-name="P18"><text:a xlink:type="simple" xlink:href="#_1ddo78173rcj" text:style-name="Index_20_Link" text:visited-style-name="Index_20_Link"><text:span text:style-name="T14">3.1 Definición y principios de usabilidad<text:tab/>7</text:span></text:a></text:p>
          <text:p text:style-name="P18"><text:a xlink:type="simple" xlink:href="#_73xlnia1dsbi" text:style-name="Index_20_Link" text:visited-style-name="Index_20_Link"><text:span text:style-name="T14">3.2 Diferencias entre usabilidad y experiencia de usuario (UX)<text:tab/>8</text:span></text:a></text:p>
          <text:p text:style-name="P18"><text:a xlink:type="simple" xlink:href="#_owr4ehdntw7" text:style-name="Index_20_Link" text:visited-style-name="Index_20_Link"><text:span text:style-name="T14">3.3 Métricas de evaluación<text:tab/>8</text:span></text:a></text:p>
          <text:p text:style-name="P18"><text:a xlink:type="simple" xlink:href="#_o87x55rhdkp" text:style-name="Index_20_Link" text:visited-style-name="Index_20_Link"><text:span text:style-name="T14">3.4 Heurísticas de usabilidad de Jakob Nielsen<text:tab/>8</text:span></text:a></text:p>
          <text:p text:style-name="P18"><text:a xlink:type="simple" xlink:href="#_o6360e7m30t6" text:style-name="Index_20_Link" text:visited-style-name="Index_20_Link"><text:span text:style-name="T14">3.5 Accesibilidad: principios básicos<text:tab/>9</text:span></text:a></text:p>
          <text:p text:style-name="P16"><text:a xlink:type="simple" xlink:href="#_aeqguha2jz4l" text:style-name="Index_20_Link" text:visited-style-name="Index_20_Link"><text:span text:style-name="T13">4. Diseño visual y percepción<text:tab/>9</text:span></text:a></text:p>
          <text:p text:style-name="P18"><text:a xlink:type="simple" xlink:href="#_9a7y0n935wzq" text:style-name="Index_20_Link" text:visited-style-name="Index_20_Link"><text:span text:style-name="T14">4.1 Teoría de la Gestalt aplicada al diseño<text:tab/>9</text:span></text:a></text:p>
          <text:p text:style-name="P18"><text:soft-page-break/><text:a xlink:type="simple" xlink:href="#_ajbaw75o7hmr" text:style-name="Index_20_Link" text:visited-style-name="Index_20_Link"><text:span text:style-name="T14">4.2 Colorimetría y representación del color<text:tab/>9</text:span></text:a></text:p>
          <text:p text:style-name="P18"><text:a xlink:type="simple" xlink:href="#_9qezpbpk755k" text:style-name="Index_20_Link" text:visited-style-name="Index_20_Link"><text:span text:style-name="T14">4.3 Tipografía y legibilidad<text:tab/>10</text:span></text:a></text:p>
          <text:p text:style-name="P18"><text:a xlink:type="simple" xlink:href="#_byy1pxvz4btb" text:style-name="Index_20_Link" text:visited-style-name="Index_20_Link"><text:span text:style-name="T14">4.4 Composición y coherencia visual<text:tab/>11</text:span></text:a></text:p>
          <text:p text:style-name="P18"><text:a xlink:type="simple" xlink:href="#_swh0dlnjneb5" text:style-name="Index_20_Link" text:visited-style-name="Index_20_Link"><text:span text:style-name="T14">4.5 Iconografía y semiótica visual<text:tab/>11</text:span></text:a></text:p>
          <text:p text:style-name="P16"><text:a xlink:type="simple" xlink:href="#_xjcalfveyyzl" text:style-name="Index_20_Link" text:visited-style-name="Index_20_Link"><text:span text:style-name="T13">5. Guías de estilo<text:tab/>11</text:span></text:a></text:p>
          <text:p text:style-name="P18"><text:a xlink:type="simple" xlink:href="#_wlgern6ho10g" text:style-name="Index_20_Link" text:visited-style-name="Index_20_Link"><text:span text:style-name="T14">5.1 ¿Qué es y para qué sirve una guía de estilo?<text:tab/>11</text:span></text:a></text:p>
          <text:p text:style-name="P18"><text:a xlink:type="simple" xlink:href="#_4ejqskivglk4" text:style-name="Index_20_Link" text:visited-style-name="Index_20_Link"><text:span text:style-name="T14">5.2 Elementos comunes en una guía de estilo<text:tab/>12</text:span></text:a></text:p>
          <text:p text:style-name="P18"><text:a xlink:type="simple" xlink:href="#_nwles92j5sen" text:style-name="Index_20_Link" text:visited-style-name="Index_20_Link"><text:span text:style-name="T14">5.3 Ventajas de usar una guía de estilo<text:tab/>12</text:span></text:a></text:p>
          <text:p text:style-name="P18"><text:a xlink:type="simple" xlink:href="#_6kvq0mkrtgl4" text:style-name="Index_20_Link" text:visited-style-name="Index_20_Link"><text:span text:style-name="T14">5.4 Ejemplos reales de guías de estilo<text:tab/>12</text:span></text:a></text:p>
          <text:p text:style-name="P16"><text:a xlink:type="simple" xlink:href="#_xgnlifu8l0oh" text:style-name="Index_20_Link" text:visited-style-name="Index_20_Link"><text:span text:style-name="T13">6. Componentes y estructuras de una interfaz<text:tab/>13</text:span></text:a></text:p>
          <text:p text:style-name="P18"><text:a xlink:type="simple" xlink:href="#_qctem4oo183t" text:style-name="Index_20_Link" text:visited-style-name="Index_20_Link"><text:span text:style-name="T14">6.1 Componentes típicos<text:tab/>13</text:span></text:a></text:p>
          <text:p text:style-name="P18"><text:a xlink:type="simple" xlink:href="#_3r71l7npmf8b" text:style-name="Index_20_Link" text:visited-style-name="Index_20_Link"><text:span text:style-name="T14">6.2 Estructura de ventanas<text:tab/>13</text:span></text:a></text:p>
          <text:p text:style-name="P18"><text:a xlink:type="simple" xlink:href="#_x26g88rf5dmg" text:style-name="Index_20_Link" text:visited-style-name="Index_20_Link"><text:span text:style-name="T14">6.3 Interfaces SDI vs MDI<text:tab/>13</text:span></text:a></text:p>
          <text:p text:style-name="P18"><text:a xlink:type="simple" xlink:href="#_rskvzl10hf3d" text:style-name="Index_20_Link" text:visited-style-name="Index_20_Link"><text:span text:style-name="T14">6.4 Patrones de interacción<text:tab/>13</text:span></text:a></text:p>
          <text:p text:style-name="P16"><text:a xlink:type="simple" xlink:href="#_5803a57m0wv3" text:style-name="Index_20_Link" text:visited-style-name="Index_20_Link"><text:span text:style-name="T13">7. Planificación del diseño de la interfaz<text:tab/>14</text:span></text:a></text:p>
          <text:p text:style-name="P18"><text:a xlink:type="simple" xlink:href="#_hhh56ha9skn9" text:style-name="Index_20_Link" text:visited-style-name="Index_20_Link"><text:span text:style-name="T14">7.1 Investigación del usuario<text:tab/>14</text:span></text:a></text:p>
          <text:p text:style-name="P18"><text:a xlink:type="simple" xlink:href="#_vapb953m15js" text:style-name="Index_20_Link" text:visited-style-name="Index_20_Link"><text:span text:style-name="T14">7.2 Modelado conceptual<text:tab/>14</text:span></text:a></text:p>
          <text:p text:style-name="P18"><text:a xlink:type="simple" xlink:href="#_ss3bstdklzen" text:style-name="Index_20_Link" text:visited-style-name="Index_20_Link"><text:span text:style-name="T14">7.3 Flujos de navegación y diagramas<text:tab/>14</text:span></text:a></text:p>
          <text:p text:style-name="P18"><text:a xlink:type="simple" xlink:href="#_thqykxm5cxfy" text:style-name="Index_20_Link" text:visited-style-name="Index_20_Link"><text:span text:style-name="T14">7.4 Mapa de pantallas o módulos<text:tab/>14</text:span></text:a></text:p>
          <text:p text:style-name="P18"><text:a xlink:type="simple" xlink:href="#_f6u2oq5hm8xw" text:style-name="Index_20_Link" text:visited-style-name="Index_20_Link"><text:span text:style-name="T14">7.5 Wireframes (estructuras básicas)<text:tab/>14</text:span></text:a></text:p>
          <text:p text:style-name="P18"><text:a xlink:type="simple" xlink:href="#_qxh86s2p78bo" text:style-name="Index_20_Link" text:visited-style-name="Index_20_Link"><text:span text:style-name="T14">7.6 Mockups (maquetas visuales detalladas)<text:tab/>14</text:span></text:a></text:p>
          <text:p text:style-name="P18"><text:soft-page-break/><text:a xlink:type="simple" xlink:href="#_258ml57rj1g" text:style-name="Index_20_Link" text:visited-style-name="Index_20_Link"><text:span text:style-name="T14">7.7 Documentación del diseño<text:tab/>15</text:span></text:a></text:p>
          <text:p text:style-name="P16"><text:a xlink:type="simple" xlink:href="#_fenqgpe6t7kf" text:style-name="Index_20_Link" text:visited-style-name="Index_20_Link"><text:span text:style-name="T13">8. Herramientas de diseño y prototipado (sin código)<text:tab/>15</text:span></text:a></text:p>
          <text:p text:style-name="P18"><text:a xlink:type="simple" xlink:href="#_jnt9i49bwkz3" text:style-name="Index_20_Link" text:visited-style-name="Index_20_Link"><text:span text:style-name="T14">8.1 Introducción a herramientas visuales<text:tab/>15</text:span></text:a></text:p>
          <text:p text:style-name="P18"><text:a xlink:type="simple" xlink:href="#_lshl1pej28ii" text:style-name="Index_20_Link" text:visited-style-name="Index_20_Link"><text:span text:style-name="T14">8.2 Comparativa básica: funcionalidad y uso educativo<text:tab/>15</text:span></text:a></text:p>
          <text:p text:style-name="P16"><text:a xlink:type="simple" xlink:href="#_t604gqvihpk" text:style-name="Index_20_Link" text:visited-style-name="Index_20_Link"><text:span text:style-name="T13">8. Bibliografía<text:tab/>16</text:span></text:a></text:p>
        </text:index-body>
      </text:table-of-content>
      <text:p text:style-name="P14"/>
      <text:p text:style-name="P14"/>
      <text:p text:style-name="P19"/>
      <text:p text:style-name="P19"/>
      <text:p text:style-name="P19"/>
      <text:p text:style-name="P20"><text:span text:style-name="T11">Unidad 01. Planificación de interfaces gráficas</text:span></text:p>
      <text:p text:style-name="P158"><text:bookmark text:name="_4i7dfnou906"/>1. Introducción y contexto profesional</text:p>
      <text:p text:style-name="P9">Una <text:span text:style-name="T9">interfaz gráfica de usuario (GUI - Graphical User Interface)</text:span> es el espacio visual y funcional donde el usuario interactúa con un sistema informático, una aplicación o un dispositivo. Está formada por elementos visuales como ventanas, botones, menús, iconos, formularios, textos y otros componentes gráficos que permiten que el usuario controle y reciba información del sistema de manera sencilla, intuitiva y eficiente.</text:p>
      <text:list xml:id="list1770848582" text:style-name="WWNum11">
        <text:list-item>
          <text:p text:style-name="P25"><text:span text:style-name="T9">Características clave de como deben ser las interfaces gráficas:</text:span></text:p>
          <text:list>
            <text:list-item>
              <text:p text:style-name="P124">Visual y táctil (en pantallas táctiles).</text:p>
            </text:list-item>
            <text:list-item>
              <text:p text:style-name="P124">Basada en metáforas visuales reconocibles (carpetas, papeles, botones).</text:p>
            </text:list-item>
            <text:list-item>
              <text:p text:style-name="P124">Interactiva: responde a las acciones del usuario (clics, toques, gestos).</text:p>
            </text:list-item>
            <text:list-item>
              <text:p text:style-name="P124">Puede estar en dispositivos diversos: ordenadores, móviles, tablets, dispositivos inteligentes.</text:p>
            </text:list-item>
          </text:list>
        </text:list-item>
        <text:list-item>
          <text:p text:style-name="P26"><text:span text:style-name="T9">El papel del diseñador de interfaces en proyectos digitales</text:span></text:p>
          <text:list>
            <text:list-item>
              <text:p text:style-name="P124">El <text:span text:style-name="T9">diseñador de interfaces gráficas</text:span> es el profesional encargado de crear estos espacios visuales donde los usuarios interactúan con la tecnología. Su trabajo permite que la experiencia sea:</text:p>
              <text:list>
                <text:list-item>
                  <text:p text:style-name="P148"><text:span text:style-name="T9">Fácil de entender:</text:span> que el usuario sepa qué hacer sin explicaciones complicadas.</text:p>
                </text:list-item>
                <text:list-item>
                  <text:p text:style-name="P148"><text:soft-page-break/><text:span text:style-name="T9">Eficiente:</text:span> que pueda realizar sus tareas con el mínimo esfuerzo y tiempo.</text:p>
                </text:list-item>
                <text:list-item>
                  <text:p text:style-name="P148"><text:span text:style-name="T9">Atractiva:</text:span> que el diseño sea visualmente agradable y coherente.</text:p>
                </text:list-item>
                <text:list-item>
                  <text:p text:style-name="P148"><text:span text:style-name="T9">Accesible:</text:span> que pueda usarla cualquier persona, independientemente de sus capacidades.</text:p>
                </text:list-item>
              </text:list>
            </text:list-item>
          </text:list>
        </text:list-item>
        <text:list-item>
          <text:p text:style-name="P26"><text:span text:style-name="T19">Funciones principales:</text:span></text:p>
          <text:list>
            <text:list-item>
              <text:p text:style-name="P124">Investigar y comprender las necesidades y comportamientos de los usuarios.</text:p>
            </text:list-item>
            <text:list-item>
              <text:p text:style-name="P124">Diseñar estructuras, componentes y flujos de navegación.</text:p>
            </text:list-item>
            <text:list-item>
              <text:p text:style-name="P124">Elegir colores, tipografías, iconos y estilos que transmitan la identidad del producto y faciliten su uso.</text:p>
            </text:list-item>
            <text:list-item>
              <text:p text:style-name="P124">Elaborar prototipos, wireframes y mockups para mostrar la interfaz antes de desarrollarla.</text:p>
            </text:list-item>
            <text:list-item>
              <text:p text:style-name="P124">Colaborar con desarrolladores para asegurar que el diseño se implemente correctamente.</text:p>
            </text:list-item>
            <text:list-item>
              <text:p text:style-name="P124">Realizar pruebas y mejoras continuas basadas en el feedback de usuarios.</text:p>
            </text:list-item>
          </text:list>
        </text:list-item>
        <text:list-item>
          <text:p text:style-name="P26"><text:span text:style-name="T9">Colaboración con equipos de desarrollo, UX y cliente</text:span></text:p>
          <text:list>
            <text:list-item>
              <text:p text:style-name="P124">El diseño de interfaces es un proceso <text:span text:style-name="T9">colaborativo</text:span> que involucra varios perfiles profesionales:</text:p>
              <text:list>
                <text:list-item>
                  <text:p text:style-name="P148"><text:span text:style-name="T9">Diseñadores UX (Experiencia de Usuario):</text:span> Se centran en la investigación del usuario, análisis de necesidades, arquitectura de la información y la usabilidad general.</text:p>
                </text:list-item>
                <text:list-item>
                  <text:p text:style-name="P148"><text:span text:style-name="T9">Diseñadores UI (Interfaz de Usuario):</text:span> Se encargan del aspecto visual y la interacción directa, es decir, el diseño gráfico y la planificación de componentes.</text:p>
                </text:list-item>
                <text:list-item>
                  <text:p text:style-name="P148"><text:span text:style-name="T9">Desarrolladores front-end:</text:span> Programan la interfaz en código, implementando los diseños con tecnologías web, móviles o de escritorio.</text:p>
                </text:list-item>
                <text:list-item>
                  <text:p text:style-name="P148"><text:span text:style-name="T9">Clientes y usuarios finales:</text:span> Proveen los requisitos, expectativas y validan el producto para que cumpla con sus objetivos.</text:p>
                </text:list-item>
              </text:list>
            </text:list-item>
            <text:list-item>
              <text:p text:style-name="P124">El diseñador de interfaces actúa como puente entre estas partes, traduciendo las necesidades del usuario y cliente en un diseño visual y funcional que los desarrolladores puedan construir.</text:p>
            </text:list-item>
          </text:list>
        </text:list-item>
        <text:list-item>
          <text:p text:style-name="P26"><text:span text:style-name="T9">Objetivos de una interfaz gráfica</text:span></text:p>
          <text:list>
            <text:list-item>
              <text:p text:style-name="P124">Una interfaz gráfica eficaz debe cumplir tres objetivos fundamentales:</text:p>
              <text:list>
                <text:list-item>
                  <text:p text:style-name="P148"><text:span text:style-name="T9">Facilitar la interacción</text:span></text:p>
                  <text:list>
                    <text:list-item>
                      <text:p text:style-name="P149">Permitir que el usuario realice sus tareas sin confusión ni esfuerzo excesivo.</text:p>
                    </text:list-item>
                    <text:list-item>
                      <text:p text:style-name="P149"><text:soft-page-break/>Ofrecer una navegación clara y componentes reconocibles.</text:p>
                    </text:list-item>
                    <text:list-item>
                      <text:p text:style-name="P149">Proveer feedback inmediato a las acciones del usuario para que se sienta en control.</text:p>
                    </text:list-item>
                  </text:list>
                </text:list-item>
                <text:list-item>
                  <text:p text:style-name="P148"><text:span text:style-name="T9">Transmitir información</text:span></text:p>
                  <text:list>
                    <text:list-item>
                      <text:p text:style-name="P149">Mostrar datos, estados o mensajes de forma comprensible y visualmente organizada.</text:p>
                    </text:list-item>
                    <text:list-item>
                      <text:p text:style-name="P149">Priorizar la información importante para evitar saturar al usuario.</text:p>
                    </text:list-item>
                    <text:list-item>
                      <text:p text:style-name="P149">Usar códigos visuales (colores, iconos, tipografía) que ayuden a interpretar el contenido.</text:p>
                    </text:list-item>
                  </text:list>
                </text:list-item>
                <text:list-item>
                  <text:p text:style-name="P148"><text:span text:style-name="T9">Generar confianza</text:span></text:p>
                  <text:list>
                    <text:list-item>
                      <text:p text:style-name="P149">Que el usuario perciba la interfaz como profesional, fiable y segura.</text:p>
                    </text:list-item>
                    <text:list-item>
                      <text:p text:style-name="P149">Mantener coherencia visual que refuerce la identidad del producto o marca.</text:p>
                    </text:list-item>
                    <text:list-item>
                      <text:p text:style-name="P150">Evitar errores y ofrecer ayudas o mensajes claros cuando algo no funcione.</text:p>
                    </text:list-item>
                  </text:list>
                </text:list-item>
              </text:list>
            </text:list-item>
          </text:list>
        </text:list-item>
      </text:list>
      <text:p text:style-name="P158"><text:bookmark text:name="_1596gf3tax9d"/>2. Tipos de interfaces gráficas</text:p>
      <text:p text:style-name="P151">Las interfaces gráficas de usuario pueden clasificarse según el tipo de dispositivo o la tecnología con la que se interactúa. Cada tipo tiene características propias, retos específicos y usos comunes. Es importante conocer estas diferencias para planificar y diseñar interfaces adecuadas y efectivas.</text:p>
      <text:p text:style-name="P157"><text:bookmark text:name="_3lrv16ho4usb"/>2.1 Interfaces de escritorio (Windows, MacOS, Linux)</text:p>
      <text:p text:style-name="P151">Estas interfaces son las más clásicas y tradicionales, diseñadas para ordenadores personales y estaciones de trabajo.</text:p>
      <text:list xml:id="list3338919337" text:style-name="WWNum33">
        <text:list-item>
          <text:p text:style-name="P152"><text:span text:style-name="T9">Características principales:</text:span></text:p>
          <text:list>
            <text:list-item>
              <text:p text:style-name="P125">Uso con teclado y ratón.</text:p>
            </text:list-item>
            <text:list-item>
              <text:p text:style-name="P134">Ventanas múltiples, menús desplegables, barras de herramientas.</text:p>
            </text:list-item>
            <text:list-item>
              <text:p text:style-name="P134">Suelen permitir gran cantidad de información y funcionalidades en pantalla.</text:p>
            </text:list-item>
            <text:list-item>
              <text:p text:style-name="P134">Espacios amplios para elementos visuales.</text:p>
            </text:list-item>
          </text:list>
        </text:list-item>
        <text:list-item>
          <text:p text:style-name="P154"><text:span text:style-name="T9">Sistemas operativos comunes:</text:span></text:p>
          <text:list>
            <text:list-item>
              <text:p text:style-name="P125"><text:span text:style-name="T9">Windows:</text:span> dominante en entornos empresariales y domésticos.</text:p>
            </text:list-item>
            <text:list-item>
              <text:p text:style-name="P125"><text:soft-page-break/><text:span text:style-name="T9">MacOS:</text:span> usado en equipos Apple, reconocido por su diseño cuidado.</text:p>
            </text:list-item>
            <text:list-item>
              <text:p text:style-name="P137"><text:span text:style-name="T9">Linux:</text:span> popular en entornos técnicos y desarrolladores, con interfaces variadas (GNOME, KDE, etc.).</text:p>
            </text:list-item>
          </text:list>
        </text:list-item>
      </text:list>
      <text:p text:style-name="P155"/>
      <text:p text:style-name="P155"/>
      <text:p text:style-name="P157"><text:bookmark text:name="_q1iotq609qwj"/>2.2 Interfaces móviles (Android, iOS)</text:p>
      <text:p text:style-name="P151">Diseñadas para dispositivos con pantalla táctil, como smartphones y tablets.</text:p>
      <text:list xml:id="list2922417805" text:style-name="WWNum37">
        <text:list-item>
          <text:p text:style-name="P58"><text:span text:style-name="T9">Características principales:</text:span></text:p>
          <text:list>
            <text:list-item>
              <text:p text:style-name="P126">Interacción táctil: toques, deslizamientos, pellizcos.</text:p>
            </text:list-item>
            <text:list-item>
              <text:p text:style-name="P126">Espacios limitados, necesidad de simplificar la interfaz.</text:p>
            </text:list-item>
            <text:list-item>
              <text:p text:style-name="P126">Uso frecuente en movimiento y con una sola mano.</text:p>
            </text:list-item>
            <text:list-item>
              <text:p text:style-name="P126">Interfaces orientadas a gestos, accesos rápidos y notificaciones.</text:p>
            </text:list-item>
          </text:list>
        </text:list-item>
        <text:list-item>
          <text:p text:style-name="P27"><text:span text:style-name="T9">Sistemas operativos principales:</text:span></text:p>
          <text:list>
            <text:list-item>
              <text:p text:style-name="P126"><text:span text:style-name="T9">Android:</text:span> Sistema abierto y altamente personalizable.</text:p>
            </text:list-item>
            <text:list-item>
              <text:p text:style-name="P138"><text:span text:style-name="T9">iOS:</text:span> Sistema cerrado, enfocado en experiencia uniforme y controlada.</text:p>
            </text:list-item>
          </text:list>
        </text:list-item>
      </text:list>
      <text:p text:style-name="P157"><text:bookmark text:name="_p8qeoodjcx0o"/>2.3 Interfaces híbridas (app multiplataforma)</text:p>
      <text:p text:style-name="P151">Son aplicaciones que funcionan en varios tipos de dispositivos con una sola base de código.</text:p>
      <text:list xml:id="list1341942003" text:style-name="WWNum17">
        <text:list-item>
          <text:p text:style-name="P59"><text:span text:style-name="T9">Características:</text:span></text:p>
          <text:list>
            <text:list-item>
              <text:p text:style-name="P127">Se adaptan automáticamente a pantallas grandes y pequeñas.</text:p>
            </text:list-item>
            <text:list-item>
              <text:p text:style-name="P127">Permiten un desarrollo más rápido y económico.</text:p>
            </text:list-item>
            <text:list-item>
              <text:p text:style-name="P127">Usan tecnologías como React Native, Flutter, Ionic, Quasar, Kotlin Multiplatform.</text:p>
            </text:list-item>
            <text:list-item>
              <text:p text:style-name="P139">Desafío: lograr buen rendimiento y experiencia nativa en cada plataforma.</text:p>
            </text:list-item>
          </text:list>
        </text:list-item>
      </text:list>
      <text:p text:style-name="P157"><text:bookmark text:name="_5tqtj0qc8iqp"/><text:soft-page-break/>2.4 Realidad Aumentada (AR) y Realidad Virtual (VR)</text:p>
      <text:p text:style-name="P151">Interfaces que integran o crean entornos digitales para aumentar o sustituir la realidad.</text:p>
      <text:list xml:id="list3389085325" text:style-name="WWNum41">
        <text:list-item>
          <text:p text:style-name="P60"><text:span text:style-name="T9">Realidad Aumentada (AR):</text:span></text:p>
          <text:list>
            <text:list-item>
              <text:p text:style-name="P128">Superpone información digital sobre la imagen del mundo real.</text:p>
            </text:list-item>
            <text:list-item>
              <text:p text:style-name="P128">Ejemplos: juegos como Pokémon Go, aplicaciones de navegación o diseño.</text:p>
            </text:list-item>
          </text:list>
        </text:list-item>
        <text:list-item>
          <text:p text:style-name="P28"><text:span text:style-name="T9">Realidad Virtual (VR):</text:span></text:p>
          <text:list>
            <text:list-item>
              <text:p text:style-name="P128">Sumergen al usuario en un entorno completamente digital.</text:p>
            </text:list-item>
            <text:list-item>
              <text:p text:style-name="P128">Usan gafas o cascos especiales.</text:p>
            </text:list-item>
            <text:list-item>
              <text:p text:style-name="P128">Aplicaciones en videojuegos, formación, simulación.</text:p>
            </text:list-item>
          </text:list>
        </text:list-item>
        <text:list-item>
          <text:p text:style-name="P28"><text:span text:style-name="T9">Características comunes:</text:span></text:p>
          <text:list>
            <text:list-item>
              <text:p text:style-name="P128">Interfaces 3D, inmersivas.</text:p>
            </text:list-item>
            <text:list-item>
              <text:p text:style-name="P128">Requieren sensores de movimiento, cámaras o mandos.</text:p>
            </text:list-item>
            <text:list-item>
              <text:p text:style-name="P140">Desafíos: evitar mareos, diseñar interacciones intuitivas en 3D.</text:p>
            </text:list-item>
          </text:list>
        </text:list-item>
      </text:list>
      <text:p text:style-name="P157"><text:bookmark text:name="_gn0zgpucdv3w"/>2.5 Interfaces gestuales (Kinect, sensores)</text:p>
      <text:p text:style-name="P151">Permiten controlar dispositivos mediante movimientos del cuerpo o gestos con las manos.</text:p>
      <text:list xml:id="list242609451" text:style-name="WWNum9">
        <text:list-item>
          <text:p text:style-name="P61"><text:span text:style-name="T9">Ejemplos:</text:span></text:p>
          <text:list>
            <text:list-item>
              <text:p text:style-name="P129"><text:span text:style-name="T9">Kinect:</text:span> sensor de Microsoft para videoconsolas que detecta movimientos.</text:p>
            </text:list-item>
            <text:list-item>
              <text:p text:style-name="P129">Cámaras y sensores en dispositivos para reconocer gestos.</text:p>
            </text:list-item>
            <text:list-item>
              <text:p text:style-name="P129">Aplicaciones en juegos, presentaciones, control sin contacto.</text:p>
            </text:list-item>
          </text:list>
        </text:list-item>
        <text:list-item>
          <text:p text:style-name="P29"><text:span text:style-name="T9">Características:</text:span></text:p>
          <text:list>
            <text:list-item>
              <text:p text:style-name="P129">Eliminan la necesidad de dispositivos físicos (ratón, teclado).</text:p>
            </text:list-item>
            <text:list-item>
              <text:p text:style-name="P129"><text:soft-page-break/>Interacción natural, pero pueden ser menos precisas.</text:p>
            </text:list-item>
            <text:list-item>
              <text:p text:style-name="P141">Requieren diseño claro de gestos para evitar confusión.</text:p>
            </text:list-item>
          </text:list>
        </text:list-item>
      </text:list>
      <text:p text:style-name="P157"><text:bookmark text:name="_mmb9tjddcdfa"/>2.6 Interfaces por voz (asistentes personales: Siri, Alexa…)</text:p>
      <text:p text:style-name="P151">Interacción mediante comandos y respuestas habladas.</text:p>
      <text:list xml:id="list2642749001" text:style-name="WWNum39">
        <text:list-item>
          <text:p text:style-name="P62"><text:span text:style-name="T9">Ejemplos:</text:span></text:p>
          <text:list>
            <text:list-item>
              <text:p text:style-name="P130"><text:span text:style-name="T9">Siri (Apple), Alexa (Amazon), Google Assistant</text:span></text:p>
            </text:list-item>
            <text:list-item>
              <text:p text:style-name="P130">Se usan en smartphones, altavoces inteligentes, coches, etc.</text:p>
            </text:list-item>
          </text:list>
        </text:list-item>
        <text:list-item>
          <text:p text:style-name="P30"><text:span text:style-name="T9">Características:</text:span></text:p>
          <text:list>
            <text:list-item>
              <text:p text:style-name="P130">Permiten controlar dispositivos sin usar manos.</text:p>
            </text:list-item>
            <text:list-item>
              <text:p text:style-name="P130">Ideales para multitarea o accesibilidad.</text:p>
            </text:list-item>
            <text:list-item>
              <text:p text:style-name="P142">Desafíos: reconocimiento de voz preciso, interpretación del lenguaje natural, respuesta contextual.</text:p>
            </text:list-item>
          </text:list>
        </text:list-item>
      </text:list>
      <text:p text:style-name="P157"><text:bookmark text:name="_ni30cs7hkbli"/>2.7 Resumen de los distintos tipos de interfac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9">Tipo de interfaz</text:span></text:p>
          </table:table-cell>
          <table:table-cell table:style-name="Table1.A1" office:value-type="string">
            <text:p text:style-name="Standard"><text:span text:style-name="T9">Dispositivo típico</text:span></text:p>
          </table:table-cell>
          <table:table-cell table:style-name="Table1.A1" office:value-type="string">
            <text:p text:style-name="Standard"><text:span text:style-name="T9">Interacción principal</text:span></text:p>
          </table:table-cell>
          <table:table-cell table:style-name="Table1.A1" office:value-type="string">
            <text:p text:style-name="Standard"><text:span text:style-name="T9">Retos principales</text:span></text:p>
          </table:table-cell>
        </table:table-row>
        <table:table-row table:style-name="Table1.2">
          <table:table-cell table:style-name="Table1.A2" office:value-type="string">
            <text:p text:style-name="Standard">Escritorio</text:p>
          </table:table-cell>
          <table:table-cell table:style-name="Table1.B2" office:value-type="string">
            <text:p text:style-name="Standard">PC, portátil</text:p>
          </table:table-cell>
          <table:table-cell table:style-name="Table1.C2" office:value-type="string">
            <text:p text:style-name="Standard">Ratón y teclado</text:p>
          </table:table-cell>
          <table:table-cell table:style-name="Table1.D2" office:value-type="string">
            <text:p text:style-name="Standard">Complejidad, multitarea</text:p>
          </table:table-cell>
        </table:table-row>
        <table:table-row table:style-name="Table1.2">
          <table:table-cell table:style-name="Table1.A3" office:value-type="string">
            <text:p text:style-name="Standard">Móvil</text:p>
          </table:table-cell>
          <table:table-cell table:style-name="Table1.B3" office:value-type="string">
            <text:p text:style-name="Standard">Smartphone, tablet</text:p>
          </table:table-cell>
          <table:table-cell table:style-name="Table1.C3" office:value-type="string">
            <text:p text:style-name="Standard">Táctil</text:p>
          </table:table-cell>
          <table:table-cell table:style-name="Table1.D3" office:value-type="string">
            <text:p text:style-name="Standard">Espacio reducido, gestos</text:p>
          </table:table-cell>
        </table:table-row>
        <table:table-row table:style-name="Table1.1">
          <table:table-cell table:style-name="Table1.A4" office:value-type="string">
            <text:p text:style-name="Standard">Híbrida</text:p>
          </table:table-cell>
          <table:table-cell table:style-name="Table1.B4" office:value-type="string">
            <text:p text:style-name="Standard">Móviles y escritorio</text:p>
          </table:table-cell>
          <table:table-cell table:style-name="Table1.C4" office:value-type="string">
            <text:p text:style-name="Standard">Táctil y ratón</text:p>
          </table:table-cell>
          <table:table-cell table:style-name="Table1.D4" office:value-type="string">
            <text:p text:style-name="Standard">Adaptación multi-dispositivo</text:p>
          </table:table-cell>
        </table:table-row>
        <table:table-row table:style-name="Table1.1">
          <table:table-cell table:style-name="Table1.A5" office:value-type="string">
            <text:p text:style-name="Standard">AR / VR</text:p>
          </table:table-cell>
          <table:table-cell table:style-name="Table1.B5" office:value-type="string">
            <text:p text:style-name="Standard">Gafas, smartphones</text:p>
          </table:table-cell>
          <table:table-cell table:style-name="Table1.C5" office:value-type="string">
            <text:p text:style-name="Standard">Movimiento, visual 3D</text:p>
          </table:table-cell>
          <table:table-cell table:style-name="Table1.D5" office:value-type="string">
            <text:p text:style-name="Standard">Inmersión, ergonomía, mareos</text:p>
          </table:table-cell>
        </table:table-row>
        <table:table-row table:style-name="Table1.1">
          <table:table-cell table:style-name="Table1.A6" office:value-type="string">
            <text:p text:style-name="Standard">Gestual</text:p>
          </table:table-cell>
          <table:table-cell table:style-name="Table1.B6" office:value-type="string">
            <text:p text:style-name="Standard">Sensores, cámaras</text:p>
          </table:table-cell>
          <table:table-cell table:style-name="Table1.C6" office:value-type="string">
            <text:p text:style-name="Standard">Movimientos corporales</text:p>
          </table:table-cell>
          <table:table-cell table:style-name="Table1.D6" office:value-type="string">
            <text:p text:style-name="Standard">Precisión, aprendizaje de gestos</text:p>
          </table:table-cell>
        </table:table-row>
        <table:table-row table:style-name="Table1.7">
          <table:table-cell table:style-name="Table1.A7" office:value-type="string">
            <text:p text:style-name="Standard">Voz</text:p>
          </table:table-cell>
          <table:table-cell table:style-name="Table1.B7" office:value-type="string">
            <text:p text:style-name="Standard">Altavoces, smartphones</text:p>
          </table:table-cell>
          <table:table-cell table:style-name="Table1.C7" office:value-type="string">
            <text:p text:style-name="Standard">Comandos de voz</text:p>
          </table:table-cell>
          <table:table-cell table:style-name="Table1.D7" office:value-type="string">
            <text:p text:style-name="Standard">Reconocimiento, contexto, ruido </text:p>
          </table:table-cell>
        </table:table-row>
      </table:table>
      <text:p text:style-name="P158"><text:bookmark text:name="_iypthe1ocaiy"/>3. Usabilidad y experiencia de usuario</text:p>
      <text:p text:style-name="P156"><text:bookmark text:name="_1ddo78173rcj"/>3.1 Definición y principios de usabilidad</text:p>
      <text:p text:style-name="P151"><text:soft-page-break/>La <text:span text:style-name="T9">usabilidad</text:span> se refiere a la facilidad con la que un usuario puede aprender a usar un sistema, completar sus tareas y hacerlo de forma satisfactoria y eficiente. Es un aspecto fundamental del diseño de interfaces que garantiza que el producto sea accesible y efectivo para sus usuarios.</text:p>
      <text:list xml:id="list105459673" text:style-name="WWNum27">
        <text:list-item>
          <text:p text:style-name="P153"><text:span text:style-name="T9">Principios básicos de usabilidad:</text:span></text:p>
          <text:list>
            <text:list-item>
              <text:p text:style-name="P131"><text:span text:style-name="T9">Facilidad de aprendizaje:</text:span> Los usuarios nuevos deben poder entender rápidamente cómo usar la interfaz.</text:p>
            </text:list-item>
            <text:list-item>
              <text:p text:style-name="P131"><text:span text:style-name="T9">Eficiencia de uso:</text:span> Los usuarios frecuentes deben poder realizar sus tareas de forma rápida y sin obstáculos.</text:p>
            </text:list-item>
            <text:list-item>
              <text:p text:style-name="P131"><text:span text:style-name="T9">Memorabilidad:</text:span> Los usuarios que vuelven después de un tiempo sin usar la interfaz deben poder retomarla sin problemas.</text:p>
            </text:list-item>
            <text:list-item>
              <text:p text:style-name="P131"><text:span text:style-name="T9">Tasa de errores baja:</text:span> La interfaz debe minimizar los errores del usuario y permitir su recuperación fácil.</text:p>
            </text:list-item>
            <text:list-item>
              <text:p text:style-name="P143"><text:span text:style-name="T9">Satisfacción:</text:span> La experiencia debe ser agradable y cumplir con las expectativas.</text:p>
            </text:list-item>
          </text:list>
        </text:list-item>
      </text:list>
      <text:p text:style-name="P156"><text:bookmark text:name="_73xlnia1dsbi"/>3.2 Diferencias entre usabilidad y experiencia de usuario (UX)</text:p>
      <text:p text:style-name="P151">Aunque están relacionadas, <text:span text:style-name="T9">usabilidad</text:span> y <text:span text:style-name="T9">experiencia de usuario (UX)</text:span> no son lo mismo:</text:p>
      <text:list xml:id="list2174053790" text:style-name="WWNum7">
        <text:list-item>
          <text:p text:style-name="P66"><text:span text:style-name="T9">Usabilidad</text:span> se centra en cómo de fácil y eficiente es usar un producto.</text:p>
        </text:list-item>
        <text:list-item>
          <text:p text:style-name="P32"><text:span text:style-name="T9">Experiencia de usuario (UX)</text:span> es más amplia e incluye todas las percepciones, emociones y reacciones del usuario antes, durante y después de usar el producto. Incluye usabilidad, pero también diseño emocional, accesibilidad, estética, rendimiento y contexto de uso.</text:p>
        </text:list-item>
        <text:list-item>
          <text:p text:style-name="P95">La usabilidad es una parte importante, pero no la única que conforma una buena experiencia de usuario.</text:p>
        </text:list-item>
      </text:list>
      <text:p text:style-name="P156"><text:bookmark text:name="_owr4ehdntw7"/>3.3 Métricas de evaluación</text:p>
      <text:p text:style-name="P151">Para medir la usabilidad de una interfaz se usan varias métricas. Algunas de las métricas más utilizadas para evaluar una interfaz son:</text:p>
      <text:list xml:id="list2036325104" text:style-name="WWNum36">
        <text:list-item>
          <text:p text:style-name="P63"><text:span text:style-name="T9">Eficacia</text:span></text:p>
          <text:list>
            <text:list-item>
              <text:p text:style-name="P135">Mide el <text:span text:style-name="T9">porcentaje de éxito</text:span> con que los usuarios completan tareas propuestas.</text:p>
            </text:list-item>
            <text:list-item>
              <text:p text:style-name="P135">Ejemplo: si 8 de 10 usuarios logran realizar una acción, la eficacia es del 80%.</text:p>
            </text:list-item>
          </text:list>
        </text:list-item>
        <text:list-item>
          <text:p text:style-name="P33"><text:span text:style-name="T9">Eficiencia</text:span></text:p>
          <text:list>
            <text:list-item>
              <text:p text:style-name="P135">Mide el <text:span text:style-name="T9">tiempo y recursos</text:span> (clics, pasos) que los usuarios necesitan para completar tareas. Cuanto menos tiempo y menos pasos, mayor eficiencia.</text:p>
            </text:list-item>
          </text:list>
        </text:list-item>
        <text:list-item>
          <text:p text:style-name="P33"><text:span text:style-name="T9">Satisfacción del usuario</text:span></text:p>
          <text:list>
            <text:list-item>
              <text:p text:style-name="P135">Se evalúa con escalas y cuestionarios que miden la <text:span text:style-name="T9">percepción y opinión</text:span> del usuario sobre la interfaz.</text:p>
            </text:list-item>
            <text:list-item>
              <text:p text:style-name="P146"><text:soft-page-break/>Ejemplos de herramientas: cuestionarios SUS (System Usability Scale), encuestas con preguntas tipo Likert (de “muy de acuerdo” a “muy en desacuerdo”).</text:p>
            </text:list-item>
          </text:list>
        </text:list-item>
      </text:list>
      <text:p text:style-name="P156"><text:bookmark text:name="_o87x55rhdkp"/>3.4 Heurísticas de usabilidad de Jakob Nielsen</text:p>
      <text:p text:style-name="P151">Jakob Nielsen definió 10 reglas heurísticas para evaluar y diseñar interfaces usables:</text:p>
      <text:list xml:id="list505968228" text:style-name="WWNum30">
        <text:list-item>
          <text:p text:style-name="P67"><text:span text:style-name="T9">Visibilidad del estado del sistema:</text:span> el usuario debe saber en todo momento qué está pasando.</text:p>
        </text:list-item>
        <text:list-item>
          <text:p text:style-name="P34"><text:span text:style-name="T9">Correspondencia entre el sistema y el mundo real:</text:span> usar lenguaje y conceptos familiares para el usuario.</text:p>
        </text:list-item>
        <text:list-item>
          <text:p text:style-name="P34"><text:span text:style-name="T9">Control y libertad del usuario:</text:span> permitir deshacer y rehacer acciones fácilmente.</text:p>
        </text:list-item>
        <text:list-item>
          <text:p text:style-name="P34"><text:span text:style-name="T9">Consistencia y estándares:</text:span> la interfaz debe ser coherente y seguir convenciones.</text:p>
        </text:list-item>
        <text:list-item>
          <text:p text:style-name="P34"><text:span text:style-name="T9">Prevención de errores:</text:span> diseñar para evitar que el usuario cometa errores.</text:p>
        </text:list-item>
        <text:list-item>
          <text:p text:style-name="P34"><text:span text:style-name="T9">Reconocer antes que recordar:</text:span> facilitar el reconocimiento de opciones y elementos, no depender de la memoria.</text:p>
        </text:list-item>
        <text:list-item>
          <text:p text:style-name="P34"><text:span text:style-name="T9">Flexibilidad y eficiencia:</text:span> permitir atajos para usuarios avanzados.</text:p>
        </text:list-item>
        <text:list-item>
          <text:p text:style-name="P34"><text:span text:style-name="T9">Estética y diseño minimalista:</text:span> evitar la sobrecarga de información.</text:p>
        </text:list-item>
        <text:list-item>
          <text:p text:style-name="P34"><text:span text:style-name="T9">Ayudar a reconocer, diagnosticar y recuperarse de errores:</text:span> mensajes claros y comprensibles.</text:p>
        </text:list-item>
        <text:list-item>
          <text:p text:style-name="P96"><text:span text:style-name="T9">Ayuda y documentación:</text:span> Ofrecer ayuda accesible aunque el sistema sea fácil de usar.</text:p>
        </text:list-item>
      </text:list>
      <text:p text:style-name="P156"><text:bookmark text:name="_o6360e7m30t6"/>3.5 Accesibilidad: principios básicos</text:p>
      <text:p text:style-name="P151">La accesibilidad es un componente esencial para que cualquier usuario, incluyendo personas con discapacidades, pueda usar la interfaz. Existen multitud de elementos a tener en cuenta para hacer una aplicación más accesible. A continuación, comentamos algunos de los principios más importantes a tener en cuenta para un diseño accesible.</text:p>
      <text:list xml:id="list1122660500" text:style-name="WWNum20">
        <text:list-item>
          <text:p text:style-name="P64"><text:span text:style-name="T9">Principios básicos de accesibilidad:</text:span></text:p>
          <text:list>
            <text:list-item>
              <text:p text:style-name="P132"><text:span text:style-name="T9">Contraste adecuado:</text:span> Colores que permitan distinguir texto y elementos visuales, importante para personas con dificultades visuales.</text:p>
            </text:list-item>
            <text:list-item>
              <text:p text:style-name="P132"><text:span text:style-name="T9">Navegación clara:</text:span> Que sea posible navegar usando teclado o lectores de pantalla. </text:p>
            </text:list-item>
            <text:list-item>
              <text:p text:style-name="P132"><text:span text:style-name="T9">Diseño inclusivo:</text:span> Evitar depender únicamente del color para transmitir información (ejemplo: rojo para error debe ir acompañado de un icono o texto).</text:p>
            </text:list-item>
            <text:list-item>
              <text:p text:style-name="P132"><text:span text:style-name="T9">Tamaño de fuente legible:</text:span> Textos suficientemente grandes y con tipografías claras.</text:p>
            </text:list-item>
            <text:list-item>
              <text:p text:style-name="P144"><text:span text:style-name="T9">Compatibilidad con tecnologías asistivas:</text:span> Interfaces que funcionen con lectores de pantalla, ampliadores de pantalla, etc.</text:p>
            </text:list-item>
          </text:list>
        </text:list-item>
      </text:list>
      <text:p text:style-name="P158"><text:bookmark text:name="_aeqguha2jz4l"/><text:soft-page-break/>4. Diseño visual y percepción</text:p>
      <text:p text:style-name="P156"><text:bookmark text:name="_9a7y0n935wzq"/>4.1 Teoría de la Gestalt aplicada al diseño</text:p>
      <text:p text:style-name="P151">La <text:span text:style-name="T9">Teoría de la Gestalt</text:span> proviene de la psicología y explica cómo percibimos patrones y estructuras visuales. En diseño, se utiliza para crear interfaces que el usuario pueda entender de forma rápida y natural, gracias a la forma en que organizamos los elementos.</text:p>
      <text:p text:style-name="P151"><text:span text:style-name="T9">Principios clave:</text:span></text:p>
      <text:list xml:id="list3803670947" text:style-name="WWNum12">
        <text:list-item>
          <text:p text:style-name="P68"><text:span text:style-name="T9">Proximidad:</text:span> elementos cercanos se perciben como relacionados.</text:p>
        </text:list-item>
        <text:list-item>
          <text:p text:style-name="P35"><text:span text:style-name="T9">Semejanza:</text:span> elementos similares en forma, color o tamaño se agrupan visualmente.</text:p>
        </text:list-item>
        <text:list-item>
          <text:p text:style-name="P35"><text:span text:style-name="T9">Continuidad:</text:span> la mente tiende a seguir líneas y patrones continuos.</text:p>
        </text:list-item>
        <text:list-item>
          <text:p text:style-name="P35"><text:span text:style-name="T9">Figura-fondo:</text:span> distinguir un objeto (figura) de su fondo para enfocar la atención.</text:p>
        </text:list-item>
        <text:list-item>
          <text:p text:style-name="P35"><text:span text:style-name="T9">Cierre:</text:span> la mente completa formas incompletas para crear figuras completas.</text:p>
        </text:list-item>
        <text:list-item>
          <text:p text:style-name="P97"><text:span text:style-name="T9">Simetría:</text:span> elementos simétricos se perciben como parte de un mismo grupo o como visualmente agradables.</text:p>
        </text:list-item>
      </text:list>
      <text:p text:style-name="P151">Estos principios ayudan a organizar contenido, menús, botones y otros elementos para mejorar la comprensión y usabilidad.</text:p>
      <text:p text:style-name="P156"><text:bookmark text:name="_ajbaw75o7hmr"/>4.2 Colorimetría y representación del color</text:p>
      <text:p text:style-name="P151">El color es una herramienta poderosa en el diseño visual. Su correcta aplicación mejora la comunicación y la experiencia del usuario.</text:p>
      <text:p text:style-name="P10"><text:span text:style-name="T9">Modelos de color más comunes:</text:span></text:p>
      <text:list xml:id="list3554291982" text:style-name="WWNum15">
        <text:list-item>
          <text:p text:style-name="P69"><text:span text:style-name="T9">RGB (Red, Green, Blue):</text:span> modelo aditivo usado en pantallas, combina luz roja, verde y azul para crear colores.</text:p>
        </text:list-item>
        <text:list-item>
          <text:p text:style-name="P36"><text:span text:style-name="T9">HSL (Hue, Saturation, Lightness):</text:span> modelo que describe el color en términos de tono, saturación y luminosidad, útil para seleccionar colores armónicos.</text:p>
        </text:list-item>
        <text:list-item>
          <text:p text:style-name="P98"><text:span text:style-name="T9">HEX:</text:span> código hexadecimal que representa colores en formatos digitales, muy usado en diseño web y desarrollo.</text:p>
        </text:list-item>
      </text:list>
      <text:p text:style-name="P10"><text:span text:style-name="T9">Psicología del color</text:span></text:p>
      <text:p text:style-name="P151">Cada color puede transmitir diferentes emociones y significados, por ejemplo:</text:p>
      <text:list xml:id="list1993811560" text:style-name="WWNum32">
        <text:list-item>
          <text:p text:style-name="P70"><text:span text:style-name="T9">Rojo:</text:span> energía, urgencia, alerta.</text:p>
        </text:list-item>
        <text:list-item>
          <text:p text:style-name="P37"><text:span text:style-name="T9">Azul:</text:span> confianza, calma, profesionalismo.</text:p>
        </text:list-item>
        <text:list-item>
          <text:p text:style-name="P37"><text:soft-page-break/><text:span text:style-name="T9">Verde:</text:span> naturaleza, crecimiento, seguridad.</text:p>
        </text:list-item>
        <text:list-item>
          <text:p text:style-name="P99"><text:span text:style-name="T9">Amarillo:</text:span> atención, optimismo, advertencia.</text:p>
        </text:list-item>
      </text:list>
      <text:p text:style-name="P151">El diseño debe considerar estos aspectos para alinear la interfaz con el mensaje y el público objetivo.</text:p>
      <text:p text:style-name="P10"><text:span text:style-name="T9">Contraste, armonía y accesibilidad visual</text:span></text:p>
      <text:list xml:id="list34326821" text:style-name="WWNum10">
        <text:list-item>
          <text:p text:style-name="P71"><text:span text:style-name="T9">Contraste:</text:span> Importante para que el texto y los elementos sean legibles y destacables, especialmente para personas con dificultades visuales.</text:p>
        </text:list-item>
        <text:list-item>
          <text:p text:style-name="P38"><text:span text:style-name="T9">Armonía:</text:span> Combinación de colores que resultan agradables y coherentes.</text:p>
        </text:list-item>
        <text:list-item>
          <text:p text:style-name="P100"><text:span text:style-name="T9">Accesibilidad:</text:span> Garantizar que combinaciones de color funcionen para usuarios con daltonismo u otras discapacidades visuales.</text:p>
        </text:list-item>
      </text:list>
      <text:p text:style-name="P156"><text:bookmark text:name="_9qezpbpk755k"/>4.3 Tipografía y legibilidad</text:p>
      <text:p text:style-name="P151">La tipografía es mucho más que elegir una fuente "bonita". Es una herramienta de comunicación esencial que:</text:p>
      <text:list xml:id="list156440657" text:style-name="WWNum8">
        <text:list-item>
          <text:p text:style-name="P72"><text:span text:style-name="T9">Transmite emociones y tono</text:span>: una tipografía puede hacer que un mensaje se sienta serio, divertido, elegante o tecnológico antes de que la gente termine de leerlo.</text:p>
        </text:list-item>
        <text:list-item>
          <text:p text:style-name="P39"><text:span text:style-name="T9">Mejora (o empeora) la legibilidad</text:span>: la elección correcta permite leer durante mucho tiempo sin fatigarse. La incorrecta cansa la vista y hace que el lector abandone el contenido.</text:p>
        </text:list-item>
        <text:list-item>
          <text:p text:style-name="P39"><text:span text:style-name="T9">Establece jerarquía y orden</text:span>: usando diferentes pesos (negrita, light) y estilos, podemos guiar al lector, indicándole qué es importante, qué es un título y qué es un cuerpo de texto.</text:p>
        </text:list-item>
        <text:list-item>
          <text:p text:style-name="P101"><text:span text:style-name="T9">Construye identidad de marca:</text:span> tipografías específicas se asocian inmediatamente a marcas (como la futura de Disney o la Helvetica de Panasonic).</text:p>
        </text:list-item>
      </text:list>
      <text:p text:style-name="P10"><text:span text:style-name="T9">Principales tipos de fuentes:</text:span></text:p>
      <text:list xml:id="list2102292510" text:style-name="WWNum2">
        <text:list-item>
          <text:p text:style-name="P73"><text:span text:style-name="T9">Serif:</text:span> Fuentes con remates (ej. Times New Roman), asociadas a textos impresos, formales y tradicionales.</text:p>
        </text:list-item>
        <text:list-item>
          <text:p text:style-name="P40"><text:span text:style-name="T9">Sans-serif:</text:span> Fuentes sin remates (ej. Arial, Helvetica), más modernas y legibles en pantalla.</text:p>
        </text:list-item>
        <text:list-item>
          <text:p text:style-name="P40"><text:span text:style-name="T9">Monoespaciadas:</text:span> Todas las letras ocupan el mismo espacio (ej. Courier), usadas en programación y algunos diseños técnicos.</text:p>
        </text:list-item>
        <text:list-item>
          <text:p text:style-name="P40"><text:span text:style-name="T9">Caligráficas</text:span>: imitan la escritura a mano, con trazos fluidos y, a menudo, letras conectadas entre sí.</text:p>
        </text:list-item>
        <text:list-item>
          <text:p text:style-name="P102"><text:span text:style-name="T9">Decorativas</text:span>: son tipografías altamente estilizadas y temáticas. Su diseño prioriza el impacto visual sobre la legibilidad.</text:p>
        </text:list-item>
      </text:list>
      <text:p text:style-name="P151">Además de la fuente, existen elementos que transforman un bloque de texto plano en una composición clara, atractiva y fácil de navegar: <text:span text:style-name="T9">tamaño, jerarquía, interlineado y espaciado.</text:span></text:p>
      <text:list xml:id="list3723759255" text:style-name="WWNum34">
        <text:list-item>
          <text:p text:style-name="P74"><text:span text:style-name="T9">Tamaño:</text:span> Importante para la legibilidad y jerarquía visual.</text:p>
        </text:list-item>
        <text:list-item>
          <text:p text:style-name="P41"><text:soft-page-break/><text:span text:style-name="T9">Jerarquía:</text:span> Usar diferentes tamaños y estilos (negrita, cursiva) para organizar la información y destacar títulos o secciones.</text:p>
        </text:list-item>
        <text:list-item>
          <text:p text:style-name="P41"><text:span text:style-name="T9">Interlineado:</text:span> Espacio entre líneas que mejora la lectura y evita saturación.</text:p>
        </text:list-item>
        <text:list-item>
          <text:p text:style-name="P103"><text:span text:style-name="T9">Espaciado:</text:span> Margen y padding para separar elementos y mejorar la composición.</text:p>
        </text:list-item>
      </text:list>
      <text:p text:style-name="P156"><text:bookmark text:name="_byy1pxvz4btb"/>4.4 Composición y coherencia visual</text:p>
      <text:p text:style-name="P151">Una adecuada composición con coherencia visual es lo que hace que un sitio web o una app se sienta sólido, profesional y fácil de usar, incluso si el usuario no sabe por qué, además de facilitar la navegación y comprensión de la aplicación. Algunos de los principales aspectos a tener en cuenta al realizar nuestra composición son los siguientes:</text:p>
      <text:p text:style-name="P10"><text:span text:style-name="T9">Rejillas, alineación y márgenes</text:span></text:p>
      <text:list xml:id="list2057659973" text:style-name="WWNum29">
        <text:list-item>
          <text:p text:style-name="P75">Las <text:span text:style-name="T9">rejillas</text:span> estructuran el espacio para colocar los elementos de manera ordenada.</text:p>
        </text:list-item>
        <text:list-item>
          <text:p text:style-name="P42">La <text:span text:style-name="T9">alineación</text:span> asegura que los elementos visuales están bien organizados y crean fluidez.</text:p>
        </text:list-item>
        <text:list-item>
          <text:p text:style-name="P104">Los <text:span text:style-name="T9">márgenes</text:span> generan espacio entre elementos para evitar aglomeración.</text:p>
        </text:list-item>
      </text:list>
      <text:p text:style-name="P10"><text:span text:style-name="T9">Consistencia visual entre pantallas</text:span></text:p>
      <text:p text:style-name="P151">Mantener una coherencia en el uso de colores, tipografías, botones e iconos entre diferentes pantallas ayuda a que el usuario reconozca patrones y reduzca la curva de aprendizaje.</text:p>
      <text:p text:style-name="P156"><text:bookmark text:name="_swh0dlnjneb5"/>4.5 Iconografía y semiótica visual</text:p>
      <text:p text:style-name="P151">Los iconos y símbolos comunican de forma rápida e intuitiva.</text:p>
      <text:list xml:id="list599022106" text:style-name="WWNum26">
        <text:list-item>
          <text:p text:style-name="P65"><text:span text:style-name="T9">Metáforas visuales</text:span></text:p>
          <text:list>
            <text:list-item>
              <text:p text:style-name="P133">Usar imágenes o iconos que representen conceptos de manera figurada (ejemplo: un sobre para el email, una lupa para buscar).</text:p>
            </text:list-item>
          </text:list>
        </text:list-item>
        <text:list-item>
          <text:p text:style-name="P31"><text:span text:style-name="T9">Simbología y lenguaje icónico</text:span></text:p>
          <text:list>
            <text:list-item>
              <text:p text:style-name="P133">El lenguaje icónico debe ser universal y entendible para evitar confusiones.</text:p>
            </text:list-item>
            <text:list-item>
              <text:p text:style-name="P145">Los iconos deben ser simples, claros y coherentes con el estilo general del diseño.</text:p>
            </text:list-item>
          </text:list>
        </text:list-item>
      </text:list>
      <text:p text:style-name="P158"><text:bookmark text:name="_xjcalfveyyzl"/>5. Guías de estilo</text:p>
      <text:p text:style-name="P156"><text:bookmark text:name="_wlgern6ho10g"/>5.1 ¿Qué es y para qué sirve una guía de estilo?</text:p>
      <text:p text:style-name="P151">Una <text:span text:style-name="T9">guía de estilo</text:span> es un documento o conjunto de normas que establece las reglas y recomendaciones para el diseño visual y la interacción dentro de un proyecto digital o una marca. Su objetivo principal es garantizar la <text:span text:style-name="T9">coherencia</text:span> visual y funcional a lo largo de todos los productos, aplicaciones o sitios web, independientemente de quién realice el diseño o desarrollo.</text:p>
      <text:p text:style-name="P151"><text:soft-page-break/>Esta herramienta sirve para:</text:p>
      <text:list xml:id="list2943335150" text:style-name="WWNum22">
        <text:list-item>
          <text:p text:style-name="P76">Mantener una imagen y experiencia unificada.</text:p>
        </text:list-item>
        <text:list-item>
          <text:p text:style-name="P43">Facilitar la colaboración entre diseñadores, desarrolladores y otros equipos.</text:p>
        </text:list-item>
        <text:list-item>
          <text:p text:style-name="P43">Acelerar el proceso de diseño y desarrollo al contar con elementos y pautas predefinidas.</text:p>
        </text:list-item>
        <text:list-item>
          <text:p text:style-name="P43">Asegurar la accesibilidad y usabilidad mediante estándares claros.</text:p>
        </text:list-item>
        <text:list-item>
          <text:p text:style-name="P105">Permitir la <text:span text:style-name="T9">escalabilidad</text:span> del proyecto, incorporando nuevos elementos sin perder la identidad visual.</text:p>
        </text:list-item>
      </text:list>
      <text:p text:style-name="P156"><text:bookmark text:name="_4ejqskivglk4"/>5.2 Elementos comunes en una guía de estilo</text:p>
      <text:p text:style-name="P151">Las guías de estilo suelen incluir definiciones y ejemplos concretos de varios elementos visuales y funcionales clave, tales como:</text:p>
      <text:list xml:id="list2636760536" text:style-name="WWNum6">
        <text:list-item>
          <text:p text:style-name="P77"><text:span text:style-name="T9">Paleta de colores:</text:span> Conjunto definido de colores principales, secundarios y de acento, con códigos específicos (HEX, RGB, etc.) que garantizan uniformidad en todas las interfaces.</text:p>
        </text:list-item>
        <text:list-item>
          <text:p text:style-name="P44"><text:span text:style-name="T9">Tipografías:</text:span> Fuentes tipográficas autorizadas, tamaños, estilos (negrita, cursiva), jerarquías y reglas para asegurar legibilidad y coherencia.</text:p>
        </text:list-item>
        <text:list-item>
          <text:p text:style-name="P44"><text:span text:style-name="T9">Botones:</text:span> Diseño de botones incluyendo formas, tamaños, colores, estados (normal, hover, clic, deshabilitado) y animaciones o transiciones.</text:p>
        </text:list-item>
        <text:list-item>
          <text:p text:style-name="P44"><text:span text:style-name="T9">Iconos:</text:span> Conjunto de iconos oficiales, estilo gráfico (lineal, relleno, flat), tamaños y uso recomendado para facilitar la comunicación visual.</text:p>
        </text:list-item>
        <text:list-item>
          <text:p text:style-name="P106"><text:span text:style-name="T9">Componentes:</text:span> Elementos reutilizables como menús, formularios, barras de navegación, tarjetas, modales, etc., con sus estilos y comportamientos definidos.</text:p>
        </text:list-item>
      </text:list>
      <text:p text:style-name="P151">Además, pueden incluir directrices sobre:</text:p>
      <text:list xml:id="list3619232483" text:style-name="WWNum40">
        <text:list-item>
          <text:p text:style-name="P78">Espaciado y márgenes.</text:p>
        </text:list-item>
        <text:list-item>
          <text:p text:style-name="P45">Estilos para textos (links, listas, citas, cajas de texto).</text:p>
        </text:list-item>
        <text:list-item>
          <text:p text:style-name="P45">Imágenes y gráficos, así como interacciones y animaciones.</text:p>
        </text:list-item>
        <text:list-item>
          <text:p text:style-name="P107">Accesibilidad (contrastes, tamaños mínimos, navegación por teclado).</text:p>
        </text:list-item>
      </text:list>
      <text:p text:style-name="P156"><text:bookmark text:name="_nwles92j5sen"/>5.3 Ventajas de usar una guía de estilo</text:p>
      <text:p text:style-name="P151">Implementar y seguir una guía de estilo aporta múltiples beneficios en el proceso de diseño y desarrollo:</text:p>
      <text:list xml:id="list2526479849" text:style-name="WWNum21">
        <text:list-item>
          <text:p text:style-name="P79"><text:span text:style-name="T9">Coherencia:</text:span> mantiene un aspecto visual homogéneo en todas las pantallas y productos, fortaleciendo la identidad de marca y la experiencia del usuario.</text:p>
        </text:list-item>
        <text:list-item>
          <text:p text:style-name="P46"><text:soft-page-break/><text:span text:style-name="T9">Escalabilidad:</text:span> facilita la incorporación de nuevos elementos o funcionalidades sin romper el diseño establecido, permitiendo el crecimiento ordenado del proyecto.</text:p>
        </text:list-item>
        <text:list-item>
          <text:p text:style-name="P46"><text:span text:style-name="T9">Reutilización:</text:span> favorece el uso repetido de componentes y estilos, ahorrando tiempo y esfuerzo en el diseño y codificación.</text:p>
        </text:list-item>
        <text:list-item>
          <text:p text:style-name="P46"><text:span text:style-name="T9">Colaboración:</text:span> simplifica la comunicación y el trabajo conjunto entre diseñadores, desarrolladores y otros roles, evitando malentendidos o duplicidad de trabajo.</text:p>
        </text:list-item>
        <text:list-item>
          <text:p text:style-name="P108"><text:span text:style-name="T9">Calidad:</text:span> ayuda a mantener estándares de usabilidad, accesibilidad y estética, mejorando la satisfacción del usuario final.</text:p>
        </text:list-item>
      </text:list>
      <text:p text:style-name="P156"><text:bookmark text:name="_6kvq0mkrtgl4"/>5.4 Ejemplos reales de guías de estilo</text:p>
      <text:p text:style-name="P151">Existen varias guías de estilo ampliamente utilizadas en la industria que pueden servir como referencia o inspiración:</text:p>
      <text:list xml:id="list2442981750" text:style-name="WWNum35">
        <text:list-item>
          <text:p text:style-name="P80"><text:span text:style-name="T9">Material Design (Google):</text:span> guía de diseño visual y de interacción desarrollada por Google para aplicaciones web y móviles. Incorpora principios de diseño basado en materiales físicos y enfatiza animaciones, profundidad y claridad.</text:p>
        </text:list-item>
        <text:list-item>
          <text:p text:style-name="P47"><text:span text:style-name="T9">Fluent UI (Microsoft):</text:span> conjunto de directrices para el diseño y desarrollo de interfaces en productos Microsoft, centrado en la fluidez, accesibilidad y adaptabilidad a diferentes dispositivos.</text:p>
        </text:list-item>
        <text:list-item>
          <text:p text:style-name="P109"><text:span text:style-name="T9">Apple Human Interface Guidelines (HIG):</text:span> normas oficiales para diseñar aplicaciones en el ecosistema Apple, con énfasis en la simplicidad, claridad y consistencia en macOS, iOS, watchOS y tvOS.</text:p>
        </text:list-item>
      </text:list>
      <text:p text:style-name="P158"><text:bookmark text:name="_xgnlifu8l0oh"/>6. Componentes y estructuras de una interfaz</text:p>
      <text:p text:style-name="P156"><text:bookmark text:name="_qctem4oo183t"/>6.1 Componentes típicos</text:p>
      <text:p text:style-name="P151">Las interfaces gráficas están formadas por diversos elementos visuales y funcionales que permiten la interacción entre el usuario y el sistema. Los componentes más comunes incluyen:</text:p>
      <text:list xml:id="list2792070116" text:style-name="WWNum18">
        <text:list-item>
          <text:p text:style-name="P81"><text:span text:style-name="T9">Botones:</text:span> Elementos clicables que ejecutan acciones específicas. Pueden variar en forma, tamaño, color y estado (activo, inactivo, presionado).</text:p>
        </text:list-item>
        <text:list-item>
          <text:p text:style-name="P48"><text:span text:style-name="T9">Menús:</text:span> Listados desplegables o fijos que agrupan opciones o comandos para la navegación o selección.</text:p>
        </text:list-item>
        <text:list-item>
          <text:p text:style-name="P48"><text:span text:style-name="T9">Formularios:</text:span> Conjuntos de campos donde el usuario introduce datos (texto, selección, casillas, etc.). Incluyen validaciones y ayudas para facilitar la entrada correcta.</text:p>
        </text:list-item>
        <text:list-item>
          <text:p text:style-name="P48"><text:span text:style-name="T9">Cuadros de diálogo:</text:span> Ventanas emergentes que solicitan información, presentan alertas o confirman acciones del usuario.</text:p>
        </text:list-item>
        <text:list-item>
          <text:p text:style-name="P110"><text:span text:style-name="T9">Sliders (deslizadores):</text:span> Controles para seleccionar valores dentro de un rango continuo o discreto, como volumen o brillo.</text:p>
        </text:list-item>
      </text:list>
      <text:p text:style-name="P151">Otros componentes pueden ser pestañas, listas desplegables, barras de progreso, iconos interactivos, etc.</text:p>
      <text:p text:style-name="P156"><text:bookmark text:name="_3r71l7npmf8b"/>6.2 Estructura de ventanas</text:p>
      <text:p text:style-name="P151">La organización de la interfaz en ventanas es clave para gestionar la información y las acciones del usuario. Dos conceptos fundamentales son:</text:p>
      <text:list xml:id="list2690059445" text:style-name="WWNum5">
        <text:list-item>
          <text:p text:style-name="P82"><text:span text:style-name="T9">Ventanas modales:</text:span> son ventanas que requieren la atención inmediata del usuario, bloqueando la interacción con otras partes de la interfaz hasta que se cierre o complete una acción. Ejemplos: diálogos de confirmación, formularios críticos.</text:p>
        </text:list-item>
        <text:list-item>
          <text:p text:style-name="P111"><text:soft-page-break/><text:span text:style-name="T9">Ventanas no modales:</text:span> permiten al usuario interactuar simultáneamente con otras ventanas o elementos de la interfaz, facilitando multitarea o consultas paralelas. Ejemplo: ventanas de ayuda o paneles flotantes.</text:p>
        </text:list-item>
      </text:list>
      <text:p text:style-name="P156"><text:bookmark text:name="_x26g88rf5dmg"/>6.3 Interfaces SDI vs MDI</text:p>
      <text:list xml:id="list508811490" text:style-name="WWNum19">
        <text:list-item>
          <text:p text:style-name="P83"><text:span text:style-name="T9">SDI (Single Document Interface):</text:span> cada ventana de la aplicación maneja un único documento o tarea. Ejemplo: editores de texto donde cada documento está en su propia ventana independiente.</text:p>
        </text:list-item>
        <text:list-item>
          <text:p text:style-name="P112"><text:span text:style-name="T9">MDI (Multiple Document Interface):</text:span> la aplicación contiene múltiples documentos o ventanas dentro de una ventana principal, permitiendo organizarlos y cambiar entre ellos fácilmente. Ejemplo: programas de edición gráfica o desarrollo que gestionan varios archivos simultáneamente.</text:p>
        </text:list-item>
      </text:list>
      <text:p text:style-name="P156"><text:bookmark text:name="_rskvzl10hf3d"/>6.4 Patrones de interacción</text:p>
      <text:p text:style-name="P151">Para lograr interfaces intuitivas y eficientes, es importante aplicar patrones y principios que mejoren la interacción:</text:p>
      <text:list xml:id="list2867942556" text:style-name="WWNum14">
        <text:list-item>
          <text:p text:style-name="P84"><text:span text:style-name="T9">Consistencia:</text:span> mantener un diseño uniforme en estilos, comportamientos y nomenclaturas para que el usuario aprenda y reconozca fácilmente cómo usar la interfaz.</text:p>
        </text:list-item>
        <text:list-item>
          <text:p text:style-name="P49"><text:span text:style-name="T9">Feedback:</text:span> proporcionar respuestas claras e inmediatas a las acciones del usuario, como cambios visuales, mensajes o sonidos, para confirmar que una operación se está procesando o ha concluido.</text:p>
        </text:list-item>
        <text:list-item>
          <text:p text:style-name="P113"><text:span text:style-name="T9">Accesibilidad:</text:span> garantizar que la interfaz sea usable por personas con diferentes capacidades, incluyendo navegación por teclado, contraste adecuado, tamaños legibles y soporte para tecnologías de asistencia.</text:p>
        </text:list-item>
      </text:list>
      <text:p text:style-name="P158"><text:bookmark text:name="_5803a57m0wv3"/>7. Planificación del diseño de la interfaz</text:p>
      <text:p text:style-name="P156"><text:bookmark text:name="_hhh56ha9skn9"/>7.1 Investigación del usuario</text:p>
      <text:p text:style-name="P151">La planificación comienza con la <text:span text:style-name="T9">investigación del usuario</text:span>, fundamental para comprender a quién va dirigida la interfaz y cómo debe adaptarse a sus características y necesidades.</text:p>
      <text:list xml:id="list3488103295" text:style-name="WWNum13">
        <text:list-item>
          <text:p text:style-name="P123"><text:span text:style-name="T9">Personas:</text:span> son perfiles o arquetipos representativos que sintetizan características, motivaciones, comportamientos y objetivos de grupos de usuarios reales. Ayudan a diseñar con foco en usuarios concretos y a anticipar sus expectativas y problemas.</text:p>
        </text:list-item>
      </text:list>
      <text:p text:style-name="P156"><text:bookmark text:name="_vapb953m15js"/>7.2 Modelado conceptual</text:p>
      <text:p text:style-name="P151">El modelado conceptual traduce la información obtenida sobre los usuarios en una estructura lógica que guía el diseño.</text:p>
      <text:list xml:id="list716870801" text:style-name="WWNum28">
        <text:list-item>
          <text:p text:style-name="P85"><text:span text:style-name="T9">Tareas y necesidades:</text:span> identificación de las acciones que los usuarios deben realizar y los requisitos que la interfaz debe cubrir.</text:p>
        </text:list-item>
        <text:list-item>
          <text:p text:style-name="P114"><text:span text:style-name="T9">Estructura lógica:</text:span> organización clara y coherente de los contenidos y funciones, facilitando la navegación y el acceso a la información.</text:p>
        </text:list-item>
      </text:list>
      <text:p text:style-name="P156"><text:bookmark text:name="_ss3bstdklzen"/>7.3 Flujos de navegación y diagramas</text:p>
      <text:p text:style-name="P151">Para representar cómo los usuarios interactuarán con la interfaz se utilizan:</text:p>
      <text:list xml:id="list3606322601" text:style-name="WWNum16">
        <text:list-item>
          <text:p text:style-name="P86"><text:span text:style-name="T9">Flujos de navegación:</text:span> diagramas que muestran las rutas posibles entre pantallas o módulos según las acciones del usuario, identificando caminos comunes y alternativos.</text:p>
        </text:list-item>
        <text:list-item>
          <text:p text:style-name="P115"><text:span text:style-name="T9">Diagramas de interacción:</text:span> modelos visuales que detallan las transiciones, estados y respuestas del sistema ante eventos del usuario.</text:p>
        </text:list-item>
      </text:list>
      <text:p text:style-name="P156"><text:bookmark text:name="_thqykxm5cxfy"/><text:soft-page-break/>7.4 Mapa de pantallas o módulos</text:p>
      <text:p text:style-name="P151">Un <text:span text:style-name="T9">mapa de pantallas</text:span> es un esquema que presenta todas las pantallas o módulos principales de la interfaz y sus relaciones jerárquicas o funcionales. Permite visualizar la estructura global y planificar el desarrollo progresivo.</text:p>
      <text:p text:style-name="P156"><text:bookmark text:name="_f6u2oq5hm8xw"/>7.5 Wireframes (estructuras básicas)</text:p>
      <text:p text:style-name="P151">Los <text:span text:style-name="T9">wireframes</text:span> son <text:s/>esquemas simplificados que muestran la disposición general de los elementos en cada pantalla, sin detalles gráficos, centrados en la funcionalidad y la jerarquía visual.</text:p>
      <text:p text:style-name="P156"><text:bookmark text:name="_qxh86s2p78bo"/>7.6 Mockups (maquetas visuales detalladas)</text:p>
      <text:p text:style-name="P151">Los <text:span text:style-name="T9">mockups</text:span> son representaciones más elaboradas y realistas de las pantallas, que incluyen colores, tipografías, iconos y estilo gráfico final. Permiten evaluar el aspecto visual y la experiencia antes de la implementación.</text:p>
      <text:p text:style-name="P156"><text:bookmark text:name="_258ml57rj1g"/>7.7 Documentación del diseño</text:p>
      <text:p text:style-name="P151">Todo el proceso y las decisiones deben quedar registradas en documentación clara y accesible, que incluya:</text:p>
      <text:list xml:id="list3253468262" text:style-name="WWNum3">
        <text:list-item>
          <text:p text:style-name="P87">Descripciones de personas y casos de uso.</text:p>
        </text:list-item>
        <text:list-item>
          <text:p text:style-name="P50">Diagramas y mapas.</text:p>
        </text:list-item>
        <text:list-item>
          <text:p text:style-name="P50">Wireframes y mockups.</text:p>
        </text:list-item>
        <text:list-item>
          <text:p text:style-name="P50">Normas y estándares aplicados.</text:p>
        </text:list-item>
        <text:list-item>
          <text:p text:style-name="P116">Requisitos funcionales y de usabilidad.</text:p>
        </text:list-item>
      </text:list>
      <text:p text:style-name="P151">Esta documentación es clave para la comunicación entre equipos y para futuras revisiones o actualizaciones del diseño.</text:p>
      <text:p text:style-name="P159"><text:bookmark text:name="_fenqgpe6t7kf"/><text:span text:style-name="T21">8. Herramientas de diseño y prototipado (sin código)</text:span></text:p>
      <text:p text:style-name="P156"><text:bookmark text:name="_jnt9i49bwkz3"/>8.1 Introducción a herramientas visuales</text:p>
      <text:p text:style-name="P151">En el diseño de interfaces, las herramientas de prototipado permiten crear representaciones visuales y funcionales de la interfaz sin necesidad de programar, facilitando la comunicación, iteración y validación antes del desarrollo.</text:p>
      <text:p text:style-name="P151">Algunas de las más populares son:</text:p>
      <text:list xml:id="list3749828222" text:style-name="WWNum25">
        <text:list-item>
          <text:p text:style-name="P88"><text:span text:style-name="T9">Figma:</text:span> herramienta online colaborativa que permite diseñar interfaces, crear prototipos interactivos y trabajar en equipo en tiempo real. Es muy usada por su facilidad y capacidades avanzadas.</text:p>
        </text:list-item>
        <text:list-item>
          <text:p text:style-name="P51"><text:span text:style-name="T9">Adobe XD:</text:span> software de Adobe orientado al diseño y prototipado de interfaces con herramientas intuitivas, integración con el ecosistema Adobe y opciones para compartir prototipos.</text:p>
        </text:list-item>
        <text:list-item>
          <text:p text:style-name="P51"><text:span text:style-name="T9">Sketch:</text:span> aplicación para macOS enfocada en diseño UI/UX, conocida por su simplicidad, gran cantidad de plugins y uso profesional en diseño web y móvil.</text:p>
        </text:list-item>
        <text:list-item>
          <text:p text:style-name="P51"><text:soft-page-break/><text:span text:style-name="T9">Pencil Project:</text:span> herramienta de código abierto para crear diagramas y wireframes, ideal para entornos educativos o quienes buscan software gratuito y sencillo.</text:p>
        </text:list-item>
        <text:list-item>
          <text:p text:style-name="P51"><text:span text:style-name="T9">Balsamiq:</text:span> software que simula el estilo de boceto a mano para wireframes rápidos y comprensibles, favoreciendo la concentración en la estructura y usabilidad antes del diseño visual.</text:p>
        </text:list-item>
        <text:list-item>
          <text:p text:style-name="P117"><text:span text:style-name="T9">Canva</text:span>: plataforma online muy popular por su simplicidad y biblioteca de plantillas. Aunque está más orientada al diseño gráfico general, también permite crear prototipos básicos, presentaciones de interfaces y materiales visuales para comunicar ideas de diseño de manera rápida y accesible.</text:p>
        </text:list-item>
      </text:list>
      <text:p text:style-name="P156"><text:bookmark text:name="_lshl1pej28ii"/>8.2 Comparativa básica: funcionalidad y uso educ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51"><text:span text:style-name="T22">Herramienta</text:span></text:p>
          </table:table-cell>
          <table:table-cell table:style-name="Table2.A1" office:value-type="string">
            <text:p text:style-name="P151"><text:span text:style-name="T22">Plataformas</text:span></text:p>
          </table:table-cell>
          <table:table-cell table:style-name="Table2.A1" office:value-type="string">
            <text:p text:style-name="P151"><text:span text:style-name="T22">Nivel de dificultad</text:span></text:p>
          </table:table-cell>
          <table:table-cell table:style-name="Table2.A1" office:value-type="string">
            <text:p text:style-name="P151"><text:span text:style-name="T22">Colaboración</text:span></text:p>
          </table:table-cell>
          <table:table-cell table:style-name="Table2.A1" office:value-type="string">
            <text:p text:style-name="P151"><text:span text:style-name="T22">Precio</text:span></text:p>
          </table:table-cell>
        </table:table-row>
        <table:table-row table:style-name="Table2.2">
          <table:table-cell table:style-name="Table2.A2" office:value-type="string">
            <text:p text:style-name="P151"><text:span text:style-name="T22">Figma</text:span></text:p>
          </table:table-cell>
          <table:table-cell table:style-name="Table2.B2" office:value-type="string">
            <text:p text:style-name="P151"><text:span text:style-name="T23">Web, Windows, Mac</text:span></text:p>
          </table:table-cell>
          <table:table-cell table:style-name="Table2.C2" office:value-type="string">
            <text:p text:style-name="P151"><text:span text:style-name="T23">Bajo - Medio</text:span></text:p>
          </table:table-cell>
          <table:table-cell table:style-name="Table2.D2" office:value-type="string">
            <text:p text:style-name="P151"><text:span text:style-name="T23">Sí</text:span></text:p>
          </table:table-cell>
          <table:table-cell table:style-name="Table2.E2" office:value-type="string">
            <text:p text:style-name="P151"><text:span text:style-name="T23">Gratis y suscripción</text:span></text:p>
          </table:table-cell>
        </table:table-row>
        <table:table-row table:style-name="Table2.2">
          <table:table-cell table:style-name="Table2.A3" office:value-type="string">
            <text:p text:style-name="P151"><text:span text:style-name="T22">Adobe XD</text:span></text:p>
          </table:table-cell>
          <table:table-cell table:style-name="Table2.B3" office:value-type="string">
            <text:p text:style-name="P151"><text:span text:style-name="T23">Windows, Mac</text:span></text:p>
          </table:table-cell>
          <table:table-cell table:style-name="Table2.C3" office:value-type="string">
            <text:p text:style-name="P151"><text:span text:style-name="T23">Medio</text:span></text:p>
          </table:table-cell>
          <table:table-cell table:style-name="Table2.D3" office:value-type="string">
            <text:p text:style-name="P151"><text:span text:style-name="T23">Sí</text:span></text:p>
          </table:table-cell>
          <table:table-cell table:style-name="Table2.E3" office:value-type="string">
            <text:p text:style-name="P151"><text:span text:style-name="T23">Gratis y suscripción</text:span></text:p>
          </table:table-cell>
        </table:table-row>
        <table:table-row table:style-name="Table2.2">
          <table:table-cell table:style-name="Table2.A4" office:value-type="string">
            <text:p text:style-name="P151"><text:span text:style-name="T22">Sketch</text:span></text:p>
          </table:table-cell>
          <table:table-cell table:style-name="Table2.B4" office:value-type="string">
            <text:p text:style-name="P151"><text:span text:style-name="T23">Mac</text:span></text:p>
          </table:table-cell>
          <table:table-cell table:style-name="Table2.C4" office:value-type="string">
            <text:p text:style-name="P151"><text:span text:style-name="T23">Medio</text:span></text:p>
          </table:table-cell>
          <table:table-cell table:style-name="Table2.D4" office:value-type="string">
            <text:p text:style-name="P151"><text:span text:style-name="T23">Limitada</text:span></text:p>
          </table:table-cell>
          <table:table-cell table:style-name="Table2.E4" office:value-type="string">
            <text:p text:style-name="P151"><text:span text:style-name="T23">Pago</text:span></text:p>
          </table:table-cell>
        </table:table-row>
        <table:table-row table:style-name="Table2.2">
          <table:table-cell table:style-name="Table2.A5" office:value-type="string">
            <text:p text:style-name="P151"><text:span text:style-name="T22">Pencil Project</text:span></text:p>
          </table:table-cell>
          <table:table-cell table:style-name="Table2.B5" office:value-type="string">
            <text:p text:style-name="P151"><text:span text:style-name="T23">Windows, Mac, Linux</text:span></text:p>
          </table:table-cell>
          <table:table-cell table:style-name="Table2.C5" office:value-type="string">
            <text:p text:style-name="P151"><text:span text:style-name="T23">Bajo</text:span></text:p>
          </table:table-cell>
          <table:table-cell table:style-name="Table2.D5" office:value-type="string">
            <text:p text:style-name="P151"><text:span text:style-name="T23">No</text:span></text:p>
          </table:table-cell>
          <table:table-cell table:style-name="Table2.E5" office:value-type="string">
            <text:p text:style-name="P151"><text:span text:style-name="T23">Gratis</text:span></text:p>
          </table:table-cell>
        </table:table-row>
        <table:table-row table:style-name="Table2.2">
          <table:table-cell table:style-name="Table2.A6" office:value-type="string">
            <text:p text:style-name="P151"><text:span text:style-name="T22">Balsamiq</text:span></text:p>
          </table:table-cell>
          <table:table-cell table:style-name="Table2.B6" office:value-type="string">
            <text:p text:style-name="P151"><text:span text:style-name="T23">Web, Windows, Mac</text:span></text:p>
          </table:table-cell>
          <table:table-cell table:style-name="Table2.C6" office:value-type="string">
            <text:p text:style-name="P151"><text:span text:style-name="T23">Bajo</text:span></text:p>
          </table:table-cell>
          <table:table-cell table:style-name="Table2.D6" office:value-type="string">
            <text:p text:style-name="P151"><text:span text:style-name="T23">Limitada</text:span></text:p>
          </table:table-cell>
          <table:table-cell table:style-name="Table2.E6" office:value-type="string">
            <text:p text:style-name="P151"><text:span text:style-name="T23">Pago</text:span></text:p>
          </table:table-cell>
        </table:table-row>
        <table:table-row table:style-name="Table2.2">
          <table:table-cell table:style-name="Table2.A7" office:value-type="string">
            <text:p text:style-name="P151"><text:span text:style-name="T22">Canva</text:span></text:p>
          </table:table-cell>
          <table:table-cell table:style-name="Table2.B7" office:value-type="string">
            <text:p text:style-name="P151"><text:span text:style-name="T23">Web, Windows, Mac</text:span></text:p>
          </table:table-cell>
          <table:table-cell table:style-name="Table2.C7" office:value-type="string">
            <text:p text:style-name="P151"><text:span text:style-name="T23">Bajo - Medio</text:span></text:p>
          </table:table-cell>
          <table:table-cell table:style-name="Table2.D7" office:value-type="string">
            <text:p text:style-name="P151"><text:span text:style-name="T23">Sí</text:span></text:p>
          </table:table-cell>
          <table:table-cell table:style-name="Table2.E7" office:value-type="string">
            <text:p text:style-name="P151"><text:span text:style-name="T23">Gratis y suscripción</text:span></text:p>
          </table:table-cell>
        </table:table-row>
      </table:table>
      <text:p text:style-name="P151"/>
      <text:p text:style-name="P151">Con estas herramientas se pueden:</text:p>
      <text:list xml:id="list2796128559" text:style-name="WWNum4">
        <text:list-item>
          <text:p text:style-name="P89"><text:span text:style-name="T9">Crear wireframes:</text:span> diseño básico de la estructura, disposición y funcionalidad sin distracciones visuales.</text:p>
        </text:list-item>
        <text:list-item>
          <text:p text:style-name="P52"><text:span text:style-name="T9">Desarrollar mockups:</text:span> maquetas visuales detalladas que representan el aspecto final, incluyendo colores, tipografías, iconos y estilos.</text:p>
        </text:list-item>
        <text:list-item>
          <text:p text:style-name="P118"><text:span text:style-name="T9">Prototipar interacciones:</text:span> definir flujos y transiciones para simular la experiencia de usuario y validar la navegación.</text:p>
        </text:list-item>
      </text:list>
      <text:p text:style-name="P159"><text:bookmark text:name="_t604gqvihpk"/><text:span text:style-name="T21">8. Bibliografía</text:span></text:p>
      <text:p text:style-name="P10"><text:span text:style-name="T9">8.1. Usabilidad y Experiencia de Usuario (UX)</text:span></text:p>
      <text:list xml:id="list96007412" text:style-name="WWNum31">
        <text:list-item>
          <text:p text:style-name="P90">Usabilidad web (Slideshare):<text:line-break/> <text:a xlink:type="simple" xlink:href="https://www.slideshare.net/laurafolgadogalache/usabilidad-web-58227098" text:style-name="ListLabel_20_370" text:visited-style-name="ListLabel_20_370"><text:span text:style-name="T24">https://www.slideshare.net/laurafolgadogalache/usabilidad-web-58227098</text:span></text:a></text:p>
        </text:list-item>
        <text:list-item>
          <text:p text:style-name="P53">Usabilidad móvil (Slideshare):<text:line-break/> <text:a xlink:type="simple" xlink:href="https://www.slideshare.net/laurafolgadogalache/usabilidad-mvil-58227090" text:style-name="ListLabel_20_370" text:visited-style-name="ListLabel_20_370"><text:span text:style-name="T24">https://www.slideshare.net/laurafolgadogalache/usabilidad-mvil-58227090</text:span></text:a></text:p>
        </text:list-item>
        <text:list-item>
          <text:p text:style-name="P53">Sistema de escalas de usabilidad (UX Panol): <text:a xlink:type="simple" xlink:href="https://uxpanol.com/teoria/sistema-de-escalas-de-usabilidad-que-es-y-para-que-sirve/" text:style-name="ListLabel_20_370" text:visited-style-name="ListLabel_20_370"><text:span text:style-name="T24">https://uxpanol.com/teoria/sistema-de-escalas-de-usabilidad-que-es-y-para-que-sirve/</text:span></text:a></text:p>
        </text:list-item>
        <text:list-item>
          <text:p text:style-name="P53"><text:soft-page-break/>Métricas para cuantificar usabilidad (TutsPlus):<text:line-break/><text:a xlink:type="simple" xlink:href="https://webdesign.tutsplus.com/es/tutorials/3-metrics-for-quantifying-usability--cms-29150" text:style-name="ListLabel_20_370" text:visited-style-name="ListLabel_20_370"><text:span text:style-name="T24">https://webdesign.tutsplus.com/es/tutorials/3-metrics-for-quantifying-usability--cms-29150</text:span></text:a></text:p>
        </text:list-item>
        <text:list-item>
          <text:p text:style-name="P53">10 reglas heurísticas de Jakob Nielsen (Braintive):<text:line-break/> <text:a xlink:type="simple" xlink:href="http://www.braintive.com/10-reglas-heuristicas-de-usabilidad-de-jakob-nielsen/" text:style-name="ListLabel_20_370" text:visited-style-name="ListLabel_20_370"><text:span text:style-name="T24">http://www.braintive.com/10-reglas-heuristicas-de-usabilidad-de-jakob-nielsen/</text:span></text:a></text:p>
        </text:list-item>
        <text:list-item>
          <text:p text:style-name="P53">Diferencias entre ventanas modales y no modales:<text:line-break/> <text:a xlink:type="simple" xlink:href="https://blog.ida.cl/diseno/ldiferencia-modal-pop-up-pop-over-light-box/" text:style-name="ListLabel_20_370" text:visited-style-name="ListLabel_20_370"><text:span text:style-name="T24">https://blog.ida.cl/diseno/ldiferencia-modal-pop-up-pop-over-light-box/</text:span></text:a></text:p>
        </text:list-item>
        <text:list-item>
          <text:p text:style-name="P53">SDI vs MDI (diferencias en interfaces de ventanas):<text:line-break/><text:a xlink:type="simple" xlink:href="https://diffzi.com/mdi-vs-sdi/" text:style-name="ListLabel_20_371" text:visited-style-name="ListLabel_20_371"> </text:a><text:a xlink:type="simple" xlink:href="https://diffzi.com/mdi-vs-sdi/" text:style-name="ListLabel_20_370" text:visited-style-name="ListLabel_20_370"><text:span text:style-name="T24">https://diffzi.com/mdi-vs-sdi/</text:span></text:a></text:p>
        </text:list-item>
        <text:list-item>
          <text:p text:style-name="P119">Wireframe vs Mockup vs Prototype (UX Planet):<text:line-break/> <text:a xlink:type="simple" xlink:href="https://uxplanet.org/wireframe-mockup-prototype-what-is-what-8cf2966e5a8b" text:style-name="ListLabel_20_370" text:visited-style-name="ListLabel_20_370"><text:span text:style-name="T24">https://uxplanet.org/wireframe-mockup-prototype-what-is-what-8cf2966e5a8b</text:span></text:a></text:p>
        </text:list-item>
      </text:list>
      <text:p text:style-name="P10"><text:span text:style-name="T9">8.2. Diseño Visual y Percepción</text:span></text:p>
      <text:list xml:id="list3807875936" text:style-name="WWNum23">
        <text:list-item>
          <text:p text:style-name="P91">Introducción a la teoría de la Gestalt aplicada al diseño:<text:line-break/> <text:a xlink:type="simple" xlink:href="https://www.interaction-design.org/literature/topics/gestalt-principles" text:style-name="ListLabel_20_370" text:visited-style-name="ListLabel_20_370"><text:span text:style-name="T24">https://www.interaction-design.org/literature/topics/gestalt-principles</text:span></text:a></text:p>
        </text:list-item>
        <text:list-item>
          <text:p text:style-name="P54">Psicología del color y teoría del color:<text:line-break/> <text:a xlink:type="simple" xlink:href="https://www.sessions.edu/color-calculator/" text:style-name="ListLabel_20_370" text:visited-style-name="ListLabel_20_370"><text:span text:style-name="T24">https://www.sessions.edu/color-calculator/</text:span></text:a></text:p>
        </text:list-item>
        <text:list-item>
          <text:p text:style-name="P54">Modelos de color (RGB, HSL, HEX) explicados:<text:line-break/> <text:a xlink:type="simple" xlink:href="https://www.w3schools.com/colors/colors_picker.asp" text:style-name="ListLabel_20_370" text:visited-style-name="ListLabel_20_370"><text:span text:style-name="T24">https://www.w3schools.com/colors/colors_picker.asp</text:span></text:a></text:p>
        </text:list-item>
        <text:list-item>
          <text:p text:style-name="P54">Tipografía: fundamentos y tipos de fuentes:<text:line-break/> <text:a xlink:type="simple" xlink:href="https://www.fonts.com/content/learning/fyti/typeface-anatomy" text:style-name="ListLabel_20_370" text:visited-style-name="ListLabel_20_370"><text:span text:style-name="T24">https://www.fonts.com/content/learning/fyti/typeface-anatomy</text:span></text:a></text:p>
        </text:list-item>
        <text:list-item>
          <text:p text:style-name="P120">Semiótica visual y metáforas en diseño:<text:line-break/> <text:a xlink:type="simple" xlink:href="https://www.nngroup.com/articles/visual-metaphors/" text:style-name="ListLabel_20_370" text:visited-style-name="ListLabel_20_370"><text:span text:style-name="T24">https://www.nngroup.com/articles/visual-metaphors/</text:span></text:a></text:p>
        </text:list-item>
      </text:list>
      <text:p text:style-name="P10"><text:span text:style-name="T9">8.3. Guías de estilo y diseño coherente</text:span></text:p>
      <text:list xml:id="list3103111198" text:style-name="WWNum24">
        <text:list-item>
          <text:p text:style-name="P92">¿Qué es una guía de estilo? (Adobe XD Ideas):<text:line-break/><text:a xlink:type="simple" xlink:href="https://xd.adobe.com/ideas/process/ui-design/what-is-a-style-guide/" text:style-name="ListLabel_20_371" text:visited-style-name="ListLabel_20_371"> </text:a><text:a xlink:type="simple" xlink:href="https://xd.adobe.com/ideas/process/ui-design/what-is-a-style-guide/" text:style-name="ListLabel_20_370" text:visited-style-name="ListLabel_20_370"><text:span text:style-name="T24">https://xd.adobe.com/ideas/process/ui-design/what-is-a-style-guide/</text:span></text:a></text:p>
        </text:list-item>
        <text:list-item>
          <text:p text:style-name="P55">Material Design (Google):<text:line-break/> <text:a xlink:type="simple" xlink:href="https://material.io/design" text:style-name="ListLabel_20_370" text:visited-style-name="ListLabel_20_370"><text:span text:style-name="T24">https://material.io/design</text:span></text:a></text:p>
        </text:list-item>
        <text:list-item>
          <text:p text:style-name="P55">Fluent UI (Microsoft):<text:line-break/><text:a xlink:type="simple" xlink:href="https://developer.microsoft.com/en-us/fluentui" text:style-name="ListLabel_20_371" text:visited-style-name="ListLabel_20_371"> </text:a><text:a xlink:type="simple" xlink:href="https://developer.microsoft.com/en-us/fluentui" text:style-name="ListLabel_20_370" text:visited-style-name="ListLabel_20_370"><text:span text:style-name="T24">https://developer.microsoft.com/en-us/fluentui</text:span></text:a></text:p>
        </text:list-item>
        <text:list-item>
          <text:p text:style-name="P121">Apple Human Interface Guidelines (HIG):<text:line-break/><text:a xlink:type="simple" xlink:href="https://developer.apple.com/design/human-interface-guidelines/" text:style-name="ListLabel_20_371" text:visited-style-name="ListLabel_20_371"> </text:a><text:a xlink:type="simple" xlink:href="https://developer.apple.com/design/human-interface-guidelines/" text:style-name="ListLabel_20_370" text:visited-style-name="ListLabel_20_370"><text:span text:style-name="T24">https://developer.apple.com/design/human-interface-guidelines/</text:span></text:a></text:p>
        </text:list-item>
      </text:list>
      <text:p text:style-name="P10"><text:span text:style-name="T9">8.4. Tipos de Interfaces Gráficas</text:span></text:p>
      <text:list xml:id="list2453806248" text:style-name="WWNum1">
        <text:list-item>
          <text:p text:style-name="P93">Introducción a interfaces AR y VR (Unity Learn):<text:line-break/> <text:a xlink:type="simple" xlink:href="https://learn.unity.com/tutorial/introduction-to-vr" text:style-name="ListLabel_20_370" text:visited-style-name="ListLabel_20_370"><text:span text:style-name="T24">https://learn.unity.com/tutorial/introduction-to-vr</text:span></text:a></text:p>
        </text:list-item>
        <text:list-item>
          <text:p text:style-name="P56">Interfaces gestuales con Kinect (Microsoft Docs):<text:line-break/><text:a xlink:type="simple" xlink:href="https://learn.microsoft.com/en-us/azure/kinect-dk/" text:style-name="ListLabel_20_371" text:visited-style-name="ListLabel_20_371"> </text:a><text:a xlink:type="simple" xlink:href="https://learn.microsoft.com/en-us/azure/kinect-dk/" text:style-name="ListLabel_20_370" text:visited-style-name="ListLabel_20_370"><text:span text:style-name="T24">https://learn.microsoft.com/en-us/azure/kinect-dk/</text:span></text:a></text:p>
        </text:list-item>
        <text:list-item>
          <text:p text:style-name="P122">Asistentes de voz (Amazon Alexa Developer):<text:line-break/><text:a xlink:type="simple" xlink:href="https://developer.amazon.com/en-US/alexa" text:style-name="ListLabel_20_371" text:visited-style-name="ListLabel_20_371"> </text:a><text:a xlink:type="simple" xlink:href="https://developer.amazon.com/en-US/alexa" text:style-name="ListLabel_20_370" text:visited-style-name="ListLabel_20_370"><text:span text:style-name="T24">https://developer.amazon.com/en-US/alexa</text:span></text:a></text:p>
        </text:list-item>
      </text:list>
      <text:p text:style-name="P10"><text:span text:style-name="T9">8.5. Planificación y Prototipado</text:span></text:p>
      <text:list xml:id="list2407734640" text:style-name="WWNum38">
        <text:list-item>
          <text:p text:style-name="P94"><text:soft-page-break/>Metodologías de planificación de interfaces (Interaction Design Foundation):<text:line-break/> <text:a xlink:type="simple" xlink:href="https://www.interaction-design.org/literature/topics/interface-design" text:style-name="ListLabel_20_370" text:visited-style-name="ListLabel_20_370"><text:span text:style-name="T24">https://www.interaction-design.org/literature/topics/interface-design</text:span></text:a></text:p>
        </text:list-item>
        <text:list-item>
          <text:p text:style-name="P57">Herramientas de prototipado sin código:</text:p>
          <text:list>
            <text:list-item>
              <text:p text:style-name="P136">Figma:<text:a xlink:type="simple" xlink:href="https://www.figma.com/" text:style-name="ListLabel_20_371" text:visited-style-name="ListLabel_20_371"> </text:a><text:a xlink:type="simple" xlink:href="https://www.figma.com/" text:style-name="ListLabel_20_370" text:visited-style-name="ListLabel_20_370"><text:span text:style-name="T24">https://www.figma.com/</text:span></text:a></text:p>
            </text:list-item>
            <text:list-item>
              <text:p text:style-name="P136">Adobe XD:<text:a xlink:type="simple" xlink:href="https://www.adobe.com/products/xd.html" text:style-name="ListLabel_20_371" text:visited-style-name="ListLabel_20_371"> </text:a><text:a xlink:type="simple" xlink:href="https://www.adobe.com/products/xd.html" text:style-name="ListLabel_20_370" text:visited-style-name="ListLabel_20_370"><text:span text:style-name="T24">https://www.adobe.com/products/xd.html</text:span></text:a></text:p>
            </text:list-item>
            <text:list-item>
              <text:p text:style-name="P136">Sketch:<text:a xlink:type="simple" xlink:href="https://www.sketch.com/" text:style-name="ListLabel_20_371" text:visited-style-name="ListLabel_20_371"> </text:a><text:a xlink:type="simple" xlink:href="https://www.sketch.com/" text:style-name="ListLabel_20_370" text:visited-style-name="ListLabel_20_370"><text:span text:style-name="T24">https://www.sketch.com/</text:span></text:a></text:p>
            </text:list-item>
            <text:list-item>
              <text:p text:style-name="P136">Pencil Project: <text:a xlink:type="simple" xlink:href="https://pencil.evolus.vn/" text:style-name="ListLabel_20_370" text:visited-style-name="ListLabel_20_370"><text:span text:style-name="T24">https://pencil.evolus.vn/</text:span></text:a></text:p>
            </text:list-item>
            <text:list-item>
              <text:p text:style-name="P136">Balsamiq:<text:a xlink:type="simple" xlink:href="https://balsamiq.com/" text:style-name="ListLabel_20_371" text:visited-style-name="ListLabel_20_371"> </text:a><text:a xlink:type="simple" xlink:href="https://balsamiq.com" text:style-name="ListLabel_20_370" text:visited-style-name="ListLabel_20_370"><text:span text:style-name="T24">https://balsamiq.com</text:span></text:a></text:p>
            </text:list-item>
            <text:list-item>
              <text:p text:style-name="P147">Canva: <text:a xlink:type="simple" xlink:href="https://canva.com" text:style-name="ListLabel_20_370" text:visited-style-name="ListLabel_20_370"><text:span text:style-name="T24">https://canva.com</text:span></text:a></text:p>
            </text:list-item>
          </text:list>
        </text:list-item>
      </text:list>
      <text:p text:style-name="P1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 fo:font-weight="bold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 fo:font-weight="bold"/>
    </style:style>
    <style:style style:name="ListLabel_20_92" style:display-name="ListLabel 92" style:family="text">
      <style:text-properties style:text-underline-style="none" fo:font-weight="bold"/>
    </style:style>
    <style:style style:name="ListLabel_20_93" style:display-name="ListLabel 93" style:family="text">
      <style:text-properties style:text-underline-style="none" fo:font-weight="bold"/>
    </style:style>
    <style:style style:name="ListLabel_20_94" style:display-name="ListLabel 94" style:family="text">
      <style:text-properties style:text-underline-style="none" fo:font-weight="bold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/>
    </style:style>
    <style:style style:name="ListLabel_20_146" style:display-name="ListLabel 146" style:family="text">
      <style:text-properties style:text-underline-style="none" fo:font-weight="bold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 fo:font-weight="bold"/>
    </style:style>
    <style:style style:name="ListLabel_20_173" style:display-name="ListLabel 173" style:family="text">
      <style:text-properties style:text-underline-style="none" fo:font-weight="bold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 fo:font-weight="bold"/>
    </style:style>
    <style:style style:name="ListLabel_20_227" style:display-name="ListLabel 227" style:family="text">
      <style:text-properties style:text-underline-style="none" fo:font-weight="bold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 fo:font-weight="bold"/>
    </style:style>
    <style:style style:name="ListLabel_20_236" style:display-name="ListLabel 236" style:family="text">
      <style:text-properties style:text-underline-style="none" fo:font-weight="bold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 fo:font-weight="bold"/>
    </style:style>
    <style:style style:name="ListLabel_20_290" style:display-name="ListLabel 290" style:family="text">
      <style:text-properties style:text-underline-style="none" fo:font-weight="bold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 fo:font-weight="bold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 fo:font-weight="bold"/>
    </style:style>
    <style:style style:name="ListLabel_20_326" style:display-name="ListLabel 326" style:family="text">
      <style:text-properties style:text-underline-style="none" fo:font-weight="bold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 fo:font-weight="bold"/>
    </style:style>
    <style:style style:name="ListLabel_20_344" style:display-name="ListLabel 344" style:family="text">
      <style:text-properties style:text-underline-style="none" fo:font-weight="bold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 fo:font-weight="bold"/>
    </style:style>
    <style:style style:name="ListLabel_20_362" style:display-name="ListLabel 362" style:family="text">
      <style:text-properties style:text-underline-style="none" fo:font-weight="bold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0" style:display-name="ListLabel 370" style:family="text">
      <style:text-properties fo:color="#1155cc" style:text-underline-style="solid" style:text-underline-width="auto" style:text-underline-color="font-color"/>
    </style:style>
    <style:style style:name="ListLabel_20_371" style:display-name="ListLabel 3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1. Planificación de interfaces gráficas</text:span></text:p>
      </style:header>
      <style:footer>
        <text:p text:style-name="MP4"><text:span text:style-name="MT1">CFGS DAM<text:tab/><text:tab/>Unidad 01 - Página </text:span><text:page-number text:select-page="current">21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21" meta:paragraph-count="459" meta:word-count="4889" meta:character-count="33757" meta:non-whitespace-character-count="29536"/>
    <meta:generator>LibreOfficeDev/6.0.5.2$Linux_X86_64 LibreOffice_project/</meta:generator>
  </office:meta>
</office:document-meta>
</file>